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35cm"/>
    </style:style>
    <style:style style:name="co2" style:family="table-column">
      <style:table-column-properties fo:break-before="auto" style:column-width="3.14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87cm"/>
    </style:style>
    <style:style style:name="co5" style:family="table-column">
      <style:table-column-properties fo:break-before="auto" style:column-width="2.706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 style:data-style-name="N109"/>
    <style:style style:name="ce2" style:family="table-cell" style:parent-style-name="Default" style:data-style-name="N120"/>
    <style:style style:name="ce3" style:family="table-cell" style:parent-style-name="Default" style:data-style-name="N110"/>
    <style:style style:name="ce4" style:family="table-cell" style:parent-style-name="Default" style:data-style-name="N0"/>
    <style:style style:name="ce5" style:family="table-cell" style:parent-style-name="Default" style:data-style-name="N121"/>
    <style:style style:name="ce6" style:family="table-cell" style:parent-style-name="Default" style:data-style-name="N112"/>
    <style:style style:name="ce7" style:family="table-cell" style:parent-style-name="Default" style:data-style-name="N60"/>
    <style:style style:name="ce8" style:family="table-cell" style:parent-style-name="Default" style:data-style-name="N122">
      <style:text-properties fo:font-weight="bold" style:font-weight-asian="bold" style:font-weight-complex="bold"/>
    </style:style>
    <style:style style:name="ce9" style:family="table-cell" style:parent-style-name="Default" style:data-style-name="N113"/>
    <style:style style:name="ce10" style:family="table-cell" style:parent-style-name="Default" style:data-style-name="N114"/>
    <style:style style:name="ce11" style:family="table-cell" style:parent-style-name="Default" style:data-style-name="N116"/>
    <style:style style:name="ce12" style:family="table-cell" style:parent-style-name="Default" style:data-style-name="N110"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4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default-cell-style-name="ce10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_T</text:p>
          </table:table-cell>
          <table:table-cell table:style-name="ce3" office:value-type="float" office:value="73.15">
            <text:p>73.150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rho</text:p>
          </table:table-cell>
          <table:table-cell table:style-name="ce3" office:value-type="float" office:value="824.941459">
            <text:p>824.941</text:p>
          </table:table-cell>
          <table:table-cell/>
          <table:table-cell office:value-type="string">
            <text:p>M</text:p>
          </table:table-cell>
          <table:table-cell office:value-type="float" office:value="28.01348">
            <text:p>28.01</text:p>
          </table:table-cell>
          <table:table-cell office:value-type="string">
            <text:p>g/mol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/>
          <table:table-cell/>
          <table:table-cell office:value-type="string">
            <text:p>_R</text:p>
          </table:table-cell>
          <table:table-cell office:value-type="float" office:value="488.189">
            <text:p>488.19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au</text:p>
          </table:table-cell>
          <table:table-cell table:style-name="ce3" table:formula="oooc:=[.E4]/[.B1]" office:value-type="float" office:value="1.72511278195489">
            <text:p>1.725</text:p>
          </table:table-cell>
          <table:table-cell/>
          <table:table-cell office:value-type="string">
            <text:p>T_star</text:p>
          </table:table-cell>
          <table:table-cell table:style-name="ce3" office:value-type="float" office:value="126.192">
            <text:p>126.192</text:p>
          </table:table-cell>
          <table:table-cell table:number-columns-repeated="8"/>
        </table:table-row>
        <table:table-row table:style-name="ro1">
          <table:table-cell table:style-name="ce1" office:value-type="string">
            <text:p>delta</text:p>
          </table:table-cell>
          <table:table-cell table:style-name="ce3" table:formula="oooc:=[.B2]/[.E5]" office:value-type="float" office:value="2.63307234928086">
            <text:p>2.633</text:p>
          </table:table-cell>
          <table:table-cell/>
          <table:table-cell office:value-type="string">
            <text:p>rho_star</text:p>
          </table:table-cell>
          <table:table-cell table:style-name="ce6" table:formula="oooc:=11.1839*[.E2]" office:value-type="float" office:value="313.299958972">
            <text:p>313.3000</text:p>
          </table:table-cell>
          <table:table-cell office:value-type="string">
            <text:p>kg/m³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/>
          <table:table-cell table:number-columns-repeated="11"/>
        </table:table-row>
        <table:table-row table:style-name="ro1">
          <table:table-cell table:style-name="ce1" office:value-type="string">
            <text:p>RTrho</text:p>
          </table:table-cell>
          <table:table-cell table:style-name="ce3" table:formula="oooc:=[.E3]*[.B1]*[.B2]" office:value-type="float" office:value="29459505.354615">
            <text:p>29459505.355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3" table:formula="oooc:=1+delta*phir_del" office:value-type="float" office:value="0.00558332068324718">
            <text:p>0.00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3"/>
          <table:table-cell table:number-columns-repeated="11"/>
        </table:table-row>
        <table:table-row table:style-name="ro1">
          <table:table-cell table:style-name="ce1" office:value-type="string">
            <text:p>a</text:p>
          </table:table-cell>
          <table:table-cell table:style-name="ce3" table:formula="oooc:=[.E3]*[.B1]*([.J68] + [.J23])" office:value-type="float" office:value="-542289.94310844">
            <text:p>-542289.943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p</text:p>
          </table:table-cell>
          <table:table-cell table:style-name="ce4" table:formula="oooc:=_RTrho*[.B8]" office:value-type="float" office:value="164481.865564653">
            <text:p>164481.87</text:p>
          </table:table-cell>
          <table:table-cell table:number-columns-repeated="2"/>
          <table:table-cell table:style-name="ce7"/>
          <table:table-cell table:number-columns-repeated="8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7"/>
          <table:table-cell table:number-columns-repeated="8"/>
        </table:table-row>
        <table:table-row table:style-name="ro1">
          <table:table-cell table:style-name="ce1" office:value-type="string">
            <text:p>IDEAL</text:p>
          </table:table-cell>
          <table:table-cell table:style-name="ce3"/>
          <table:table-cell table:number-columns-repeated="11"/>
        </table:table-row>
        <table:table-row table:style-name="ro1">
          <table:table-cell table:style-name="ce1" office:value-type="string">
            <text:p>c</text:p>
          </table:table-cell>
          <table:table-cell table:style-name="ce3" office:value-type="string">
            <text:p>t</text:p>
          </table:table-cell>
          <table:table-cell table:number-columns-repeated="7"/>
          <table:table-cell office:value-type="string">
            <text:p>phi0</text:p>
          </table:table-cell>
          <table:table-cell table:number-columns-repeated="2"/>
          <table:table-cell office:value-type="string">
            <text:p>phi0</text:p>
          </table:table-cell>
        </table:table-row>
        <table:table-row table:style-name="ro1">
          <table:table-cell table:style-name="ce1" office:value-type="string">
            <text:p>const</text:p>
          </table:table-cell>
          <table:table-cell table:style-name="ce5" office:value-type="float" office:value="-12.76953">
            <text:p>-1.276953E+001</text:p>
          </table:table-cell>
          <table:table-cell table:number-columns-repeated="7"/>
          <table:table-cell table:formula="oooc:=[.B15]" office:value-type="float" office:value="-12.76953">
            <text:p>-1.28E+00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inear</text:p>
          </table:table-cell>
          <table:table-cell table:style-name="ce3" office:value-type="float" office:value="-0.00784163">
            <text:p>-0.008</text:p>
          </table:table-cell>
          <table:table-cell table:number-columns-repeated="7"/>
          <table:table-cell table:formula="oooc:=[.B16]*[.$B$4]" office:value-type="float" office:value="-0.0135276961443609">
            <text:p>-0.01</text:p>
          </table:table-cell>
          <table:table-cell table:number-columns-repeated="2"/>
          <table:table-cell table:formula="oooc:=-0.00784163*[.B4]" office:value-type="float" office:value="-0.0135276961443609">
            <text:p>-0.01</text:p>
          </table:table-cell>
        </table:table-row>
        <table:table-row table:style-name="ro1">
          <table:table-cell table:style-name="ce1" office:value-type="string">
            <text:p>-ln(tau)</text:p>
          </table:table-cell>
          <table:table-cell table:style-name="ce3"/>
          <table:table-cell table:number-columns-repeated="7"/>
          <table:table-cell table:formula="oooc:=-LN([.$B$4])" office:value-type="float" office:value="-0.545292429189502">
            <text:p>-0.55</text:p>
          </table:table-cell>
          <table:table-cell table:number-columns-repeated="2"/>
          <table:table-cell table:formula="oooc:=2.5*LN([.B4])" office:value-type="float" office:value="1.36323107297375">
            <text:p>1.36</text:p>
          </table:table-cell>
        </table:table-row>
        <table:table-row table:style-name="ro1">
          <table:table-cell table:style-name="ce1" office:value-type="string">
            <text:p>+ln(del)</text:p>
          </table:table-cell>
          <table:table-cell table:style-name="ce3"/>
          <table:table-cell table:number-columns-repeated="7"/>
          <table:table-cell table:formula="oooc:=LN([.$B$5])" office:value-type="float" office:value="0.968151358025328">
            <text:p>0.97</text:p>
          </table:table-cell>
          <table:table-cell table:number-columns-repeated="2"/>
          <table:table-cell table:formula="oooc:=LN([.B5])" office:value-type="float" office:value="0.968151358025328">
            <text:p>0.97</text:p>
          </table:table-cell>
        </table:table-row>
        <table:table-row table:style-name="ro1">
          <table:table-cell table:style-name="ce1" office:value-type="float" office:value="3.5">
            <text:p>3.500000000E+0</text:p>
          </table:table-cell>
          <table:table-cell table:style-name="ce3" office:value-type="float" office:value="0">
            <text:p>0.000</text:p>
          </table:table-cell>
          <table:table-cell table:number-columns-repeated="7"/>
          <table:table-cell table:formula="oooc:=[.A19]*LN([.B4])" office:value-type="float" office:value="1.90852350216326">
            <text:p>1.91</text:p>
          </table:table-cell>
          <table:table-cell/>
          <table:table-cell table:style-name="ce5" office:value-type="float" office:value="-12.76953">
            <text:p>-1.276953E+001</text:p>
          </table:table-cell>
          <table:table-cell table:formula="oooc:=[.L19]*[.$B$4]^(-[.B19])" office:value-type="float" office:value="-12.76953">
            <text:p>-12.77</text:p>
          </table:table-cell>
        </table:table-row>
        <table:table-row table:style-name="ro1">
          <table:table-cell table:style-name="ce1" office:value-type="float" office:value="0.000003066469">
            <text:p>3.066469000E-6</text:p>
          </table:table-cell>
          <table:table-cell table:style-name="ce3" office:value-type="float" office:value="1">
            <text:p>1.000</text:p>
          </table:table-cell>
          <table:table-cell table:number-columns-repeated="7"/>
          <table:table-cell table:style-name="ce5" table:formula="oooc:=-[.A20] / ([.B20]*([.B20]+1)) * ([.$E$4]/[.$B$1])^([.B20])" office:value-type="float" office:value="-0.00000264500243368421">
            <text:p>-2.645002E-006</text:p>
          </table:table-cell>
          <table:table-cell/>
          <table:table-cell table:style-name="ce5" office:value-type="float" office:value="0.0001934819">
            <text:p>1.934819E-004</text:p>
          </table:table-cell>
          <table:table-cell table:style-name="ce11" table:formula="oooc:=[.L20]*[.$B$4]^(-[.B20])" office:value-type="float" office:value="0.000112156087430265">
            <text:p>0.00011216</text:p>
          </table:table-cell>
        </table:table-row>
        <table:table-row table:style-name="ro1">
          <table:table-cell table:style-name="ce1" office:value-type="float" office:value="0.00000000470124">
            <text:p>4.701240000E-9</text:p>
          </table:table-cell>
          <table:table-cell table:style-name="ce3" office:value-type="float" office:value="2">
            <text:p>2.000</text:p>
          </table:table-cell>
          <table:table-cell table:number-columns-repeated="7"/>
          <table:table-cell table:style-name="ce5" table:formula="oooc:=-[.A21] / ([.B21]*([.B21]+1)) * ([.$E$4]/[.$B$1])^([.B21])" office:value-type="float" office:value="-0.00000000233182609611306">
            <text:p>-2.331826E-009</text:p>
          </table:table-cell>
          <table:table-cell/>
          <table:table-cell table:style-name="ce5" office:value-type="float" office:value="-0.00001247742">
            <text:p>-1.247742E-005</text:p>
          </table:table-cell>
          <table:table-cell table:style-name="ce11" table:formula="oooc:=[.L21]*[.$B$4]^(-[.B21])" office:value-type="float" office:value="-0.00000419266157244599">
            <text:p>-0.00000419</text:p>
          </table:table-cell>
        </table:table-row>
        <table:table-row table:style-name="ro1">
          <table:table-cell table:style-name="ce2" office:value-type="float" office:value="-0.0000000000003987984">
            <text:p>-3.9879840E-0130</text:p>
          </table:table-cell>
          <table:table-cell table:style-name="ce3" office:value-type="float" office:value="3">
            <text:p>3.000</text:p>
          </table:table-cell>
          <table:table-cell table:number-columns-repeated="7"/>
          <table:table-cell table:style-name="ce5" table:formula="oooc:=-[.A22] / ([.B22]*([.B22]+1)) * ([.$E$4]/[.$B$1])^([.B22])" office:value-type="float" office:value="0.000000000000170617918848538">
            <text:p>1.706179E-013</text:p>
          </table:table-cell>
          <table:table-cell/>
          <table:table-cell table:style-name="ce5" office:value-type="float" office:value="0.00000006678326">
            <text:p>6.678326E-008</text:p>
          </table:table-cell>
          <table:table-cell table:style-name="ce11" table:formula="oooc:=[.L22]*[.$B$4]^(-[.B22])" office:value-type="float" office:value="0.0000000130081380151064">
            <text:p>0.00000001</text:p>
          </table:table-cell>
        </table:table-row>
        <table:table-row table:style-name="ro1">
          <table:table-cell table:style-name="ce1" office:value-type="float" office:value="1.012941">
            <text:p>1.012941000E+0</text:p>
          </table:table-cell>
          <table:table-cell table:style-name="ce3" office:value-type="float" office:value="3364.011">
            <text:p>3364.011</text:p>
          </table:table-cell>
          <table:table-cell table:number-columns-repeated="7"/>
          <table:table-cell table:style-name="ce8" table:formula="oooc:=SUM([.J15:.J22])" office:value-type="float" office:value="-10.4516779124794">
            <text:p>-1.045168E+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number-columns-repeated="10"/>
          <table:table-cell table:style-name="ce12" table:formula="oooc:=SUM([.M16:.M22])" office:value-type="float" office:value="-10.4515672887113">
            <text:p>-10.452</text:p>
          </table:table-cell>
        </table:table-row>
        <table:table-row table:style-name="ro1">
          <table:table-cell table:style-name="ce1"/>
          <table:table-cell table:style-name="ce3"/>
          <table:table-cell table:number-columns-repeated="11"/>
        </table:table-row>
        <table:table-row table:style-name="ro1">
          <table:table-cell table:style-name="ce1" office:value-type="string">
            <text:p>RESIDUAL</text:p>
          </table:table-cell>
          <table:table-cell table:style-name="ce3"/>
          <table:table-cell table:number-columns-repeated="7"/>
          <table:table-cell office:value-type="string">
            <text:p>phir</text:p>
          </table:table-cell>
          <table:table-cell office:value-type="string">
            <text:p>phir_del</text:p>
          </table:table-cell>
          <table:table-cell office:value-type="string">
            <text:p>phir_tau</text:p>
          </table:table-cell>
          <table:table-cell/>
        </table:table-row>
        <table:table-row table:style-name="ro1">
          <table:table-cell table:style-name="ce1" office:value-type="string">
            <text:p>a</text:p>
          </table:table-cell>
          <table:table-cell table:style-name="ce3"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  <table:table-cell table:number-columns-repeated="9"/>
        </table:table-row>
        <table:table-row table:style-name="ro1">
          <table:table-cell table:style-name="ce1" office:value-type="float" office:value="0.924803575275">
            <text:p>9.248035753E-1</text:p>
          </table:table-cell>
          <table:table-cell table:style-name="ce3" office:value-type="float" office:value="0.25">
            <text:p>0.2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7" table:formula="oooc:=-[.A28]*([.$B$4]^[.B28])*([.$B$5]^([.C28]-1))*([.D28]*([.$B$5]^[.D28]) - [.C28])" office:value-type="float" office:value="1.05987310874156">
            <text:p>1.06E+000</text:p>
          </table:table-cell>
          <table:table-cell table:style-name="ce7" table:formula="oooc:=IF([.D28]=0;1;EXP(-([.$B$5]^[.D28])))" office:value-type="float" office:value="1">
            <text:p>1.00E+000</text:p>
          </table:table-cell>
          <table:table-cell table:style-name="ce6"/>
          <table:table-cell table:style-name="ce7" table:formula="oooc:=[.A28]*[.$B$4]^[.B28]*[.$B$5]^[.C28]*[.H28]" office:value-type="float" office:value="2.79072257637373">
            <text:p>2.79E+000</text:p>
          </table:table-cell>
          <table:table-cell table:formula="oooc:=[.G28]*[.H28]" office:value-type="float" office:value="1.05987310874156">
            <text:p>1.059873</text:p>
          </table:table-cell>
          <table:table-cell table:style-name="ce9" table:formula="oooc:=[.A28]*[.B28]*(tau^([.B28]-1))*(delta^[.C28])*[.H28]" office:value-type="float" office:value="0.40442610558066">
            <text:p>0.40443</text:p>
          </table:table-cell>
          <table:table-cell/>
        </table:table-row>
        <table:table-row table:style-name="ro1">
          <table:table-cell table:style-name="ce1" office:value-type="float" office:value="-0.492448489428">
            <text:p>-4.924484894E-1</text:p>
          </table:table-cell>
          <table:table-cell table:style-name="ce3" office:value-type="float" office:value="0.875">
            <text:p>0.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7" table:formula="oooc:=-[.A29]*([.$B$4]^[.B29])*([.$B$5]^([.C29]-1))*([.D29]*([.$B$5]^[.D29]) - [.C29])" office:value-type="float" office:value="-0.793553325565177">
            <text:p>-7.94E-001</text:p>
          </table:table-cell>
          <table:table-cell table:style-name="ce7" table:formula="oooc:=IF([.D29]=0;1;EXP(-([.$B$5]^[.D29])))" office:value-type="float" office:value="1">
            <text:p>1.00E+000</text:p>
          </table:table-cell>
          <table:table-cell table:style-name="ce6"/>
          <table:table-cell table:style-name="ce7" table:formula="oooc:=[.A29]*[.$B$4]^[.B29]*[.$B$5]^[.C29]*[.H29]" office:value-type="float" office:value="-2.08948331922554">
            <text:p>-2.09E+000</text:p>
          </table:table-cell>
          <table:table-cell table:formula="oooc:=[.G29]*[.H29]" office:value-type="float" office:value="-0.793553325565177">
            <text:p>-0.793553</text:p>
          </table:table-cell>
          <table:table-cell table:style-name="ce9" table:formula="oooc:=[.A29]*[.B29]*(tau^([.B29]-1))*(delta^[.C29])*[.H29]" office:value-type="float" office:value="-1.05981355158155">
            <text:p>-1.05981</text:p>
          </table:table-cell>
          <table:table-cell/>
        </table:table-row>
        <table:table-row table:style-name="ro1">
          <table:table-cell table:style-name="ce1" office:value-type="float" office:value="0.661883336938">
            <text:p>6.618833369E-1</text:p>
          </table:table-cell>
          <table:table-cell table:style-name="ce3" office:value-type="float" office:value="0.5">
            <text:p>0.5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7" table:formula="oooc:=-[.A30]*([.$B$4]^[.B30])*([.$B$5]^([.C30]-1))*([.D30]*([.$B$5]^[.D30]) - [.C30])" office:value-type="float" office:value="4.57807583466785">
            <text:p>4.58E+000</text:p>
          </table:table-cell>
          <table:table-cell table:style-name="ce7" table:formula="oooc:=IF([.D30]=0;1;EXP(-([.$B$5]^[.D30])))" office:value-type="float" office:value="1">
            <text:p>1.00E+000</text:p>
          </table:table-cell>
          <table:table-cell table:style-name="ce6"/>
          <table:table-cell table:style-name="ce7" table:formula="oooc:=[.A30]*[.$B$4]^[.B30]*[.$B$5]^[.C30]*[.H30]" office:value-type="float" office:value="6.0272024465874">
            <text:p>6.03E+000</text:p>
          </table:table-cell>
          <table:table-cell table:formula="oooc:=[.G30]*[.H30]" office:value-type="float" office:value="4.57807583466785">
            <text:p>4.578076</text:p>
          </table:table-cell>
          <table:table-cell table:style-name="ce9" table:formula="oooc:=[.A30]*[.B30]*(tau^([.B30]-1))*(delta^[.C30])*[.H30]" office:value-type="float" office:value="1.74690098804943">
            <text:p>1.74690</text:p>
          </table:table-cell>
          <table:table-cell/>
        </table:table-row>
        <table:table-row table:style-name="ro1">
          <table:table-cell table:style-name="ce1" office:value-type="float" office:value="-1.92902649201">
            <text:p>-1.929026492E+0</text:p>
          </table:table-cell>
          <table:table-cell table:style-name="ce3" office:value-type="float" office:value="0.875">
            <text:p>0.8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7" table:formula="oooc:=-[.A31]*([.$B$4]^[.B31])*([.$B$5]^([.C31]-1))*([.D31]*([.$B$5]^[.D31]) - [.C31])" office:value-type="float" office:value="-16.3699098034836">
            <text:p>-1.64E+001</text:p>
          </table:table-cell>
          <table:table-cell table:style-name="ce7" table:formula="oooc:=IF([.D31]=0;1;EXP(-([.$B$5]^[.D31])))" office:value-type="float" office:value="1">
            <text:p>1.00E+000</text:p>
          </table:table-cell>
          <table:table-cell table:style-name="ce6"/>
          <table:table-cell table:style-name="ce7" table:formula="oooc:=[.A31]*[.$B$4]^[.B31]*[.$B$5]^[.C31]*[.H31]" office:value-type="float" office:value="-21.5515784318871">
            <text:p>-2.16E+001</text:p>
          </table:table-cell>
          <table:table-cell table:formula="oooc:=[.G31]*[.H31]" office:value-type="float" office:value="-16.3699098034836">
            <text:p>-16.369910</text:p>
          </table:table-cell>
          <table:table-cell table:style-name="ce9" table:formula="oooc:=[.A31]*[.B31]*(tau^([.B31]-1))*(delta^[.C31])*[.H31]" office:value-type="float" office:value="-10.9312453801031">
            <text:p>-10.93125</text:p>
          </table:table-cell>
          <table:table-cell/>
        </table:table-row>
        <table:table-row table:style-name="ro1">
          <table:table-cell table:style-name="ce1" office:value-type="float" office:value="-0.0622469309629">
            <text:p>-6.224693096E-2</text:p>
          </table:table-cell>
          <table:table-cell table:style-name="ce3" office:value-type="float" office:value="0.375">
            <text:p>0.37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7" table:formula="oooc:=-[.A32]*([.$B$4]^[.B32])*([.$B$5]^([.C32]-1))*([.D32]*([.$B$5]^[.D32]) - [.C32])" office:value-type="float" office:value="-1.58844193230633">
            <text:p>-1.59E+000</text:p>
          </table:table-cell>
          <table:table-cell table:style-name="ce7" table:formula="oooc:=IF([.D32]=0;1;EXP(-([.$B$5]^[.D32])))" office:value-type="float" office:value="1">
            <text:p>1.00E+000</text:p>
          </table:table-cell>
          <table:table-cell table:style-name="ce6"/>
          <table:table-cell table:style-name="ce7" table:formula="oooc:=[.A32]*[.$B$4]^[.B32]*[.$B$5]^[.C32]*[.H32]" office:value-type="float" office:value="-1.39416084346468">
            <text:p>-1.39E+000</text:p>
          </table:table-cell>
          <table:table-cell table:formula="oooc:=[.G32]*[.H32]" office:value-type="float" office:value="-1.58844193230633">
            <text:p>-1.588442</text:p>
          </table:table-cell>
          <table:table-cell table:style-name="ce9" table:formula="oooc:=[.A32]*[.B32]*(tau^([.B32]-1))*(delta^[.C32])*[.H32]" office:value-type="float" office:value="-0.30305863000262">
            <text:p>-0.30306</text:p>
          </table:table-cell>
          <table:table-cell/>
        </table:table-row>
        <table:table-row table:style-name="ro1">
          <table:table-cell table:style-name="ce1" office:value-type="float" office:value="0.349943957581">
            <text:p>3.499439576E-1</text:p>
          </table:table-cell>
          <table:table-cell table:style-name="ce3" office:value-type="float" office:value="0.75">
            <text:p>0.7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7" table:formula="oooc:=-[.A33]*([.$B$4]^[.B33])*([.$B$5]^([.C33]-1))*([.D33]*([.$B$5]^[.D33]) - [.C33])" office:value-type="float" office:value="10.9561623328963">
            <text:p>1.10E+001</text:p>
          </table:table-cell>
          <table:table-cell table:style-name="ce7" table:formula="oooc:=IF([.D33]=0;1;EXP(-([.$B$5]^[.D33])))" office:value-type="float" office:value="1">
            <text:p>1.00E+000</text:p>
          </table:table-cell>
          <table:table-cell table:style-name="ce6"/>
          <table:table-cell table:style-name="ce7" table:formula="oooc:=[.A33]*[.$B$4]^[.B33]*[.$B$5]^[.C33]*[.H33]" office:value-type="float" office:value="9.61612269766055">
            <text:p>9.62E+000</text:p>
          </table:table-cell>
          <table:table-cell table:formula="oooc:=[.G33]*[.H33]" office:value-type="float" office:value="10.9561623328963">
            <text:p>10.956162</text:p>
          </table:table-cell>
          <table:table-cell table:style-name="ce9" table:formula="oooc:=[.A33]*[.B33]*(tau^([.B33]-1))*(delta^[.C33])*[.H33]" office:value-type="float" office:value="4.18064957763093">
            <text:p>4.18065</text:p>
          </table:table-cell>
          <table:table-cell/>
        </table:table-row>
        <table:table-row table:style-name="ro1">
          <table:table-cell table:style-name="ce1" office:value-type="float" office:value="0.564857472498">
            <text:p>5.648574725E-1</text:p>
          </table:table-cell>
          <table:table-cell table:style-name="ce3" office:value-type="float" office:value="0.5">
            <text:p>0.50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7" table:formula="oooc:=-[.A34]*([.$B$4]^[.B34])*([.$B$5]^([.C34]-1))*([.D34]*([.$B$5]^[.D34]) - [.C34])" office:value-type="float" office:value="-1.21158266361366">
            <text:p>-1.21E+000</text:p>
          </table:table-cell>
          <table:table-cell table:style-name="ce7" table:formula="oooc:=IF([.D34]=0;1;EXP(-([.$B$5]^[.D34])))" office:value-type="float" office:value="0.071857351865218">
            <text:p>7.19E-002</text:p>
          </table:table-cell>
          <table:table-cell table:style-name="ce6"/>
          <table:table-cell table:style-name="ce7" table:formula="oooc:=[.A34]*[.$B$4]^[.B34]*[.$B$5]^[.C34]*[.H34]" office:value-type="float" office:value="0.140372367788256">
            <text:p>1.40E-001</text:p>
          </table:table-cell>
          <table:table-cell table:formula="oooc:=[.G34]*[.H34]" office:value-type="float" office:value="-0.0870611217730851">
            <text:p>-0.087061</text:p>
          </table:table-cell>
          <table:table-cell table:style-name="ce9" table:formula="oooc:=[.A34]*[.B34]*(tau^([.B34]-1))*(delta^[.C34])*[.H34]" office:value-type="float" office:value="0.0406849828186848">
            <text:p>0.04068</text:p>
          </table:table-cell>
          <table:table-cell/>
        </table:table-row>
        <table:table-row table:style-name="ro1">
          <table:table-cell table:style-name="ce1" office:value-type="float" office:value="-1.61720005987">
            <text:p>-1.617200060E+0</text:p>
          </table:table-cell>
          <table:table-cell table:style-name="ce3" office:value-type="float" office:value="0.75">
            <text:p>0.75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7" table:formula="oooc:=-[.A35]*([.$B$4]^[.B35])*([.$B$5]^([.C35]-1))*([.D35]*([.$B$5]^[.D35]) - [.C35])" office:value-type="float" office:value="3.97541337028552">
            <text:p>3.98E+000</text:p>
          </table:table-cell>
          <table:table-cell table:style-name="ce7" table:formula="oooc:=IF([.D35]=0;1;EXP(-([.$B$5]^[.D35])))" office:value-type="float" office:value="0.071857351865218">
            <text:p>7.19E-002</text:p>
          </table:table-cell>
          <table:table-cell table:style-name="ce6"/>
          <table:table-cell table:style-name="ce7" table:formula="oooc:=[.A35]*[.$B$4]^[.B35]*[.$B$5]^[.C35]*[.H35]" office:value-type="float" office:value="-0.460586144456431">
            <text:p>-4.61E-001</text:p>
          </table:table-cell>
          <table:table-cell table:formula="oooc:=[.G35]*[.H35]" office:value-type="float" office:value="0.285662677358299">
            <text:p>0.285663</text:p>
          </table:table-cell>
          <table:table-cell table:style-name="ce9" table:formula="oooc:=[.A35]*[.B35]*(tau^([.B35]-1))*(delta^[.C35])*[.H35]" office:value-type="float" office:value="-0.200241753441113">
            <text:p>-0.20024</text:p>
          </table:table-cell>
          <table:table-cell/>
        </table:table-row>
        <table:table-row table:style-name="ro1">
          <table:table-cell table:style-name="ce1" office:value-type="float" office:value="-0.481395031883">
            <text:p>-4.813950319E-1</text:p>
          </table:table-cell>
          <table:table-cell table:style-name="ce3" office:value-type="float" office:value="2">
            <text:p>2.00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7" table:formula="oooc:=-[.A36]*([.$B$4]^[.B36])*([.$B$5]^([.C36]-1))*([.D36]*([.$B$5]^[.D36]) - [.C36])" office:value-type="float" office:value="2.33960216995484">
            <text:p>2.34E+000</text:p>
          </table:table-cell>
          <table:table-cell table:style-name="ce7" table:formula="oooc:=IF([.D36]=0;1;EXP(-([.$B$5]^[.D36])))" office:value-type="float" office:value="0.071857351865218">
            <text:p>7.19E-002</text:p>
          </table:table-cell>
          <table:table-cell table:style-name="ce6"/>
          <table:table-cell table:style-name="ce7" table:formula="oooc:=[.A36]*[.$B$4]^[.B36]*[.$B$5]^[.C36]*[.H36]" office:value-type="float" office:value="-0.271063218500975">
            <text:p>-2.71E-001</text:p>
          </table:table-cell>
          <table:table-cell table:formula="oooc:=[.G36]*[.H36]" office:value-type="float" office:value="0.168117616351073">
            <text:p>0.168118</text:p>
          </table:table-cell>
          <table:table-cell table:style-name="ce9" table:formula="oooc:=[.A36]*[.B36]*(tau^([.B36]-1))*(delta^[.C36])*[.H36]" office:value-type="float" office:value="-0.314255649064066">
            <text:p>-0.31426</text:p>
          </table:table-cell>
          <table:table-cell/>
        </table:table-row>
        <table:table-row table:style-name="ro1">
          <table:table-cell table:style-name="ce1" office:value-type="float" office:value="0.421150636384">
            <text:p>4.211506364E-1</text:p>
          </table:table-cell>
          <table:table-cell table:style-name="ce3" office:value-type="float" office:value="1.25">
            <text:p>1.2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 table:formula="oooc:=-[.A37]*([.$B$4]^[.B37])*([.$B$5]^([.C37]-1))*([.D37]*([.$B$5]^[.D37]) - [.C37])" office:value-type="float" office:value="2.11819214272978">
            <text:p>2.12E+000</text:p>
          </table:table-cell>
          <table:table-cell table:style-name="ce7" table:formula="oooc:=IF([.D37]=0;1;EXP(-([.$B$5]^[.D37])))" office:value-type="float" office:value="0.071857351865218">
            <text:p>7.19E-002</text:p>
          </table:table-cell>
          <table:table-cell table:style-name="ce6"/>
          <table:table-cell table:style-name="ce7" table:formula="oooc:=[.A37]*[.$B$4]^[.B37]*[.$B$5]^[.C37]*[.H37]" office:value-type="float" office:value="1.09224210226727">
            <text:p>1.09E+000</text:p>
          </table:table-cell>
          <table:table-cell table:formula="oooc:=[.G37]*[.H37]" office:value-type="float" office:value="0.152207678118273">
            <text:p>0.152208</text:p>
          </table:table-cell>
          <table:table-cell table:style-name="ce9" table:formula="oooc:=[.A37]*[.B37]*(tau^([.B37]-1))*(delta^[.C37])*[.H37]" office:value-type="float" office:value="0.791428040018886">
            <text:p>0.79143</text:p>
          </table:table-cell>
          <table:table-cell/>
        </table:table-row>
        <table:table-row table:style-name="ro1">
          <table:table-cell table:style-name="ce1" office:value-type="float" office:value="-0.0161962230825">
            <text:p>-1.619622308E-2</text:p>
          </table:table-cell>
          <table:table-cell table:style-name="ce3" office:value-type="float" office:value="3.5">
            <text:p>3.5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 table:formula="oooc:=-[.A38]*([.$B$4]^[.B38])*([.$B$5]^([.C38]-1))*([.D38]*([.$B$5]^[.D38]) - [.C38])" office:value-type="float" office:value="-0.277831191059113">
            <text:p>-2.78E-001</text:p>
          </table:table-cell>
          <table:table-cell table:style-name="ce7" table:formula="oooc:=IF([.D38]=0;1;EXP(-([.$B$5]^[.D38])))" office:value-type="float" office:value="0.071857351865218">
            <text:p>7.19E-002</text:p>
          </table:table-cell>
          <table:table-cell table:style-name="ce6"/>
          <table:table-cell table:style-name="ce7" table:formula="oooc:=[.A38]*[.$B$4]^[.B38]*[.$B$5]^[.C38]*[.H38]" office:value-type="float" office:value="-0.143263171492435">
            <text:p>-1.43E-001</text:p>
          </table:table-cell>
          <table:table-cell table:formula="oooc:=[.G38]*[.H38]" office:value-type="float" office:value="-0.0199642136550673">
            <text:p>-0.019964</text:p>
          </table:table-cell>
          <table:table-cell table:style-name="ce9" table:formula="oooc:=[.A38]*[.B38]*(tau^([.B38]-1))*(delta^[.C38])*[.H38]" office:value-type="float" office:value="-0.290659895091216">
            <text:p>-0.29066</text:p>
          </table:table-cell>
          <table:table-cell/>
        </table:table-row>
        <table:table-row table:style-name="ro1">
          <table:table-cell table:style-name="ce1" office:value-type="float" office:value="0.172100994165">
            <text:p>1.721009942E-1</text:p>
          </table:table-cell>
          <table:table-cell table:style-name="ce3" office:value-type="float" office:value="1">
            <text:p>1.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 table:formula="oooc:=-[.A39]*([.$B$4]^[.B39])*([.$B$5]^([.C39]-1))*([.D39]*([.$B$5]^[.D39]) - [.C39])" office:value-type="float" office:value="7.40857664310507">
            <text:p>7.41E+000</text:p>
          </table:table-cell>
          <table:table-cell table:style-name="ce7" table:formula="oooc:=IF([.D39]=0;1;EXP(-([.$B$5]^[.D39])))" office:value-type="float" office:value="0.071857351865218">
            <text:p>7.19E-002</text:p>
          </table:table-cell>
          <table:table-cell table:style-name="ce6"/>
          <table:table-cell table:style-name="ce7" table:formula="oooc:=[.A39]*[.$B$4]^[.B39]*[.$B$5]^[.C39]*[.H39]" office:value-type="float" office:value="1.02547068585426">
            <text:p>1.03E+000</text:p>
          </table:table-cell>
          <table:table-cell table:formula="oooc:=[.G39]*[.H39]" office:value-type="float" office:value="0.532360698664036">
            <text:p>0.532361</text:p>
          </table:table-cell>
          <table:table-cell table:style-name="ce9" table:formula="oooc:=[.A39]*[.B39]*(tau^([.B39]-1))*(delta^[.C39])*[.H39]" office:value-type="float" office:value="0.594436895129954">
            <text:p>0.59444</text:p>
          </table:table-cell>
          <table:table-cell/>
        </table:table-row>
        <table:table-row table:style-name="ro1">
          <table:table-cell table:style-name="ce1" office:value-type="float" office:value="0.00735448924933">
            <text:p>7.354489249E-3</text:p>
          </table:table-cell>
          <table:table-cell table:style-name="ce3" office:value-type="float" office:value="0.5">
            <text:p>0.5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 table:formula="oooc:=-[.A40]*([.$B$4]^[.B40])*([.$B$5]^([.C40]-1))*([.D40]*([.$B$5]^[.D40]) - [.C40])" office:value-type="float" office:value="4.11631887456014">
            <text:p>4.12E+000</text:p>
          </table:table-cell>
          <table:table-cell table:style-name="ce7" table:formula="oooc:=IF([.D40]=0;1;EXP(-([.$B$5]^[.D40])))" office:value-type="float" office:value="0.071857351865218">
            <text:p>7.19E-002</text:p>
          </table:table-cell>
          <table:table-cell table:style-name="ce6"/>
          <table:table-cell table:style-name="ce7" table:formula="oooc:=[.A40]*[.$B$4]^[.B40]*[.$B$5]^[.C40]*[.H40]" office:value-type="float" office:value="0.231317892492593">
            <text:p>2.31E-001</text:p>
          </table:table-cell>
          <table:table-cell table:formula="oooc:=[.G40]*[.H40]" office:value-type="float" office:value="0.295787773758706">
            <text:p>0.295788</text:p>
          </table:table-cell>
          <table:table-cell table:style-name="ce9" table:formula="oooc:=[.A40]*[.B40]*(tau^([.B40]-1))*(delta^[.C40])*[.H40]" office:value-type="float" office:value="0.0670442810789637">
            <text:p>0.06704</text:p>
          </table:table-cell>
          <table:table-cell/>
        </table:table-row>
        <table:table-row table:style-name="ro1">
          <table:table-cell table:style-name="ce1" office:value-type="float" office:value="0.0168077305479">
            <text:p>1.680773055E-2</text:p>
          </table:table-cell>
          <table:table-cell table:style-name="ce3" office:value-type="float" office:value="3">
            <text:p>3.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 table:formula="oooc:=-[.A41]*([.$B$4]^[.B41])*([.$B$5]^([.C41]-1))*([.D41]*([.$B$5]^[.D41]) - [.C41])" office:value-type="float" office:value="36.7713269731812">
            <text:p>3.68E+001</text:p>
          </table:table-cell>
          <table:table-cell table:style-name="ce7" table:formula="oooc:=IF([.D41]=0;1;EXP(-([.$B$5]^[.D41])))" office:value-type="float" office:value="0.071857351865218">
            <text:p>7.19E-002</text:p>
          </table:table-cell>
          <table:table-cell table:style-name="ce6"/>
          <table:table-cell table:style-name="ce7" table:formula="oooc:=[.A41]*[.$B$4]^[.B41]*[.$B$5]^[.C41]*[.H41]" office:value-type="float" office:value="2.06637680869688">
            <text:p>2.07E+000</text:p>
          </table:table-cell>
          <table:table-cell table:formula="oooc:=[.G41]*[.H41]" office:value-type="float" office:value="2.64229018086286">
            <text:p>2.642290</text:p>
          </table:table-cell>
          <table:table-cell table:style-name="ce9" table:formula="oooc:=[.A41]*[.B41]*(tau^([.B41]-1))*(delta^[.C41])*[.H41]" office:value-type="float" office:value="3.59346385403615">
            <text:p>3.59346</text:p>
          </table:table-cell>
          <table:table-cell/>
        </table:table-row>
        <table:table-row table:style-name="ro1">
          <table:table-cell table:style-name="ce1" office:value-type="float" office:value="-0.00107626664179">
            <text:p>-1.076266642E-3</text:p>
          </table:table-cell>
          <table:table-cell table:style-name="ce3" office:value-type="float" office:value="0">
            <text:p>0.0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 table:formula="oooc:=-[.A42]*([.$B$4]^[.B42])*([.$B$5]^([.C42]-1))*([.D42]*([.$B$5]^[.D42]) - [.C42])" office:value-type="float" office:value="-1.56629164468234">
            <text:p>-1.57E+000</text:p>
          </table:table-cell>
          <table:table-cell table:style-name="ce7" table:formula="oooc:=IF([.D42]=0;1;EXP(-([.$B$5]^[.D42])))" office:value-type="float" office:value="0.071857351865218">
            <text:p>7.19E-002</text:p>
          </table:table-cell>
          <table:table-cell table:style-name="ce6"/>
          <table:table-cell table:style-name="ce7" table:formula="oooc:=[.A42]*[.$B$4]^[.B42]*[.$B$5]^[.C42]*[.H42]" office:value-type="float" office:value="-0.0678626219530979">
            <text:p>-6.79E-002</text:p>
          </table:table-cell>
          <table:table-cell table:formula="oooc:=[.G42]*[.H42]" office:value-type="float" office:value="-0.11254956983549">
            <text:p>-0.112550</text:p>
          </table:table-cell>
          <table:table-cell table:style-name="ce9" table:formula="oooc:=[.A42]*[.B42]*(tau^([.B42]-1))*(delta^[.C42])*[.H42]" office:value-type="float" office:value="0">
            <text:p>0.00000</text:p>
          </table:table-cell>
          <table:table-cell/>
        </table:table-row>
        <table:table-row table:style-name="ro1">
          <table:table-cell table:style-name="ce1" office:value-type="float" office:value="-0.0137318088513">
            <text:p>-1.373180885E-2</text:p>
          </table:table-cell>
          <table:table-cell table:style-name="ce3" office:value-type="float" office:value="2.75">
            <text:p>2.75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 table:formula="oooc:=-[.A43]*([.$B$4]^[.B43])*([.$B$5]^([.C43]-1))*([.D43]*([.$B$5]^[.D43]) - [.C43])" office:value-type="float" office:value="-89.5217589136699">
            <text:p>-8.95E+001</text:p>
          </table:table-cell>
          <table:table-cell table:style-name="ce7" table:formula="oooc:=IF([.D43]=0;1;EXP(-([.$B$5]^[.D43])))" office:value-type="float" office:value="0.071857351865218">
            <text:p>7.19E-002</text:p>
          </table:table-cell>
          <table:table-cell table:style-name="ce6"/>
          <table:table-cell table:style-name="ce7" table:formula="oooc:=[.A43]*[.$B$4]^[.B43]*[.$B$5]^[.C43]*[.H43]" office:value-type="float" office:value="-3.87870375377432">
            <text:p>-3.88E+000</text:p>
          </table:table-cell>
          <table:table-cell table:formula="oooc:=[.G43]*[.H43]" office:value-type="float" office:value="-6.43279652985279">
            <text:p>-6.432797</text:p>
          </table:table-cell>
          <table:table-cell table:style-name="ce9" table:formula="oooc:=[.A43]*[.B43]*(tau^([.B43]-1))*(delta^[.C43])*[.H43]" office:value-type="float" office:value="-6.18303651474442">
            <text:p>-6.18304</text:p>
          </table:table-cell>
          <table:table-cell/>
        </table:table-row>
        <table:table-row table:style-name="ro1">
          <table:table-cell table:style-name="ce1" office:value-type="float" office:value="0.000635466899859">
            <text:p>6.354668999E-4</text:p>
          </table:table-cell>
          <table:table-cell table:style-name="ce3" office:value-type="float" office:value="0.75">
            <text:p>0.7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 table:formula="oooc:=-[.A44]*([.$B$4]^[.B44])*([.$B$5]^([.C44]-1))*([.D44]*([.$B$5]^[.D44]) - [.C44])" office:value-type="float" office:value="4.50475671779325">
            <text:p>4.50E+000</text:p>
          </table:table-cell>
          <table:table-cell table:style-name="ce7" table:formula="oooc:=IF([.D44]=0;1;EXP(-([.$B$5]^[.D44])))" office:value-type="float" office:value="0.071857351865218">
            <text:p>7.19E-002</text:p>
          </table:table-cell>
          <table:table-cell table:style-name="ce6"/>
          <table:table-cell table:style-name="ce7" table:formula="oooc:=[.A44]*[.$B$4]^[.B44]*[.$B$5]^[.C44]*[.H44]" office:value-type="float" office:value="0.158810642036443">
            <text:p>1.59E-001</text:p>
          </table:table-cell>
          <table:table-cell table:formula="oooc:=[.G44]*[.H44]" office:value-type="float" office:value="0.323699888537674">
            <text:p>0.323700</text:p>
          </table:table-cell>
          <table:table-cell table:style-name="ce9" table:formula="oooc:=[.A44]*[.B44]*(tau^([.B44]-1))*(delta^[.C44])*[.H44]" office:value-type="float" office:value="0.0690435911050173">
            <text:p>0.06904</text:p>
          </table:table-cell>
          <table:table-cell/>
        </table:table-row>
        <table:table-row table:style-name="ro1">
          <table:table-cell table:style-name="ce1" office:value-type="float" office:value="0.00304432279419">
            <text:p>3.044322794E-3</text:p>
          </table:table-cell>
          <table:table-cell table:style-name="ce3" office:value-type="float" office:value="2.5">
            <text:p>2.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 table:formula="oooc:=-[.A45]*([.$B$4]^[.B45])*([.$B$5]^([.C45]-1))*([.D45]*([.$B$5]^[.D45]) - [.C45])" office:value-type="float" office:value="56.0402055862247">
            <text:p>5.60E+001</text:p>
          </table:table-cell>
          <table:table-cell table:style-name="ce7" table:formula="oooc:=IF([.D45]=0;1;EXP(-([.$B$5]^[.D45])))" office:value-type="float" office:value="0.071857351865218">
            <text:p>7.19E-002</text:p>
          </table:table-cell>
          <table:table-cell table:style-name="ce6"/>
          <table:table-cell table:style-name="ce7" table:formula="oooc:=[.A45]*[.$B$4]^[.B45]*[.$B$5]^[.C45]*[.H45]" office:value-type="float" office:value="1.97564076964457">
            <text:p>1.98E+000</text:p>
          </table:table-cell>
          <table:table-cell table:formula="oooc:=[.G45]*[.H45]" office:value-type="float" office:value="4.0269007714085">
            <text:p>4.026901</text:p>
          </table:table-cell>
          <table:table-cell table:style-name="ce9" table:formula="oooc:=[.A45]*[.B45]*(tau^([.B45]-1))*(delta^[.C45])*[.H45]" office:value-type="float" office:value="2.86306030294116">
            <text:p>2.86306</text:p>
          </table:table-cell>
          <table:table-cell/>
        </table:table-row>
        <table:table-row table:style-name="ro1">
          <table:table-cell table:style-name="ce1" office:value-type="float" office:value="-0.0435762336045">
            <text:p>-4.357623360E-2</text:p>
          </table:table-cell>
          <table:table-cell table:style-name="ce3" office:value-type="float" office:value="4">
            <text:p>4.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7" table:formula="oooc:=-[.A46]*([.$B$4]^[.B46])*([.$B$5]^([.C46]-1))*([.D46]*([.$B$5]^[.D46]) - [.C46])" office:value-type="float" office:value="4.96555658278892">
            <text:p>4.97E+000</text:p>
          </table:table-cell>
          <table:table-cell table:style-name="ce7" table:formula="oooc:=IF([.D46]=0;1;EXP(-([.$B$5]^[.D46])))" office:value-type="float" office:value="0.000975003013163199">
            <text:p>9.75E-004</text:p>
          </table:table-cell>
          <table:table-cell table:style-name="ce6"/>
          <table:table-cell table:style-name="ce7" table:formula="oooc:=[.A46]*[.$B$4]^[.B46]*[.$B$5]^[.C46]*[.H46]" office:value-type="float" office:value="-0.00099080550938068">
            <text:p>-9.91E-004</text:p>
          </table:table-cell>
          <table:table-cell table:formula="oooc:=[.G46]*[.H46]" office:value-type="float" office:value="0.00484143263025155">
            <text:p>0.004841</text:p>
          </table:table-cell>
          <table:table-cell table:style-name="ce9" table:formula="oooc:=[.A46]*[.B46]*(tau^([.B46]-1))*(delta^[.C46])*[.H46]" office:value-type="float" office:value="-0.00229736981777598">
            <text:p>-0.00230</text:p>
          </table:table-cell>
          <table:table-cell/>
        </table:table-row>
        <table:table-row table:style-name="ro1">
          <table:table-cell table:style-name="ce1" office:value-type="float" office:value="-0.0723174889316">
            <text:p>-7.231748893E-2</text:p>
          </table:table-cell>
          <table:table-cell table:style-name="ce3" office:value-type="float" office:value="6">
            <text:p>6.00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style-name="ce7" table:formula="oooc:=-[.A47]*([.$B$4]^[.B47])*([.$B$5]^([.C47]-1))*([.D47]*([.$B$5]^[.D47]) - [.C47])" office:value-type="float" office:value="59.5553191142554">
            <text:p>5.96E+001</text:p>
          </table:table-cell>
          <table:table-cell table:style-name="ce7" table:formula="oooc:=IF([.D47]=0;1;EXP(-([.$B$5]^[.D47])))" office:value-type="float" office:value="0.000975003013163199">
            <text:p>9.75E-004</text:p>
          </table:table-cell>
          <table:table-cell table:style-name="ce6"/>
          <table:table-cell table:style-name="ce7" table:formula="oooc:=[.A47]*[.$B$4]^[.B47]*[.$B$5]^[.C47]*[.H47]" office:value-type="float" office:value="-0.0128848639916237">
            <text:p>-1.29E-002</text:p>
          </table:table-cell>
          <table:table-cell table:formula="oooc:=[.G47]*[.H47]" office:value-type="float" office:value="0.0580666155862948">
            <text:p>0.058067</text:p>
          </table:table-cell>
          <table:table-cell table:style-name="ce9" table:formula="oooc:=[.A47]*[.B47]*(tau^([.B47]-1))*(delta^[.C47])*[.H47]" office:value-type="float" office:value="-0.0448139882553859">
            <text:p>-0.04481</text:p>
          </table:table-cell>
          <table:table-cell/>
        </table:table-row>
        <table:table-row table:style-name="ro1">
          <table:table-cell table:style-name="ce1" office:value-type="float" office:value="0.0389644315272">
            <text:p>3.896443153E-2</text:p>
          </table:table-cell>
          <table:table-cell table:style-name="ce3" office:value-type="float" office:value="6">
            <text:p>6.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7" table:formula="oooc:=-[.A48]*([.$B$4]^[.B48])*([.$B$5]^([.C48]-1))*([.D48]*([.$B$5]^[.D48]) - [.C48])" office:value-type="float" office:value="-77.3702826448497">
            <text:p>-7.74E+001</text:p>
          </table:table-cell>
          <table:table-cell table:style-name="ce7" table:formula="oooc:=IF([.D48]=0;1;EXP(-([.$B$5]^[.D48])))" office:value-type="float" office:value="0.000975003013163199">
            <text:p>9.75E-004</text:p>
          </table:table-cell>
          <table:table-cell table:style-name="ce6"/>
          <table:table-cell table:style-name="ce7" table:formula="oooc:=[.A48]*[.$B$4]^[.B48]*[.$B$5]^[.C48]*[.H48]" office:value-type="float" office:value="0.0182796399699894">
            <text:p>1.83E-002</text:p>
          </table:table-cell>
          <table:table-cell table:formula="oooc:=[.G48]*[.H48]" office:value-type="float" office:value="-0.0754362587080168">
            <text:p>-0.075436</text:p>
          </table:table-cell>
          <table:table-cell table:style-name="ce9" table:formula="oooc:=[.A48]*[.B48]*(tau^([.B48]-1))*(delta^[.C48])*[.H48]" office:value-type="float" office:value="0.0635771996864171">
            <text:p>0.06358</text:p>
          </table:table-cell>
          <table:table-cell/>
        </table:table-row>
        <table:table-row table:style-name="ro1">
          <table:table-cell table:style-name="ce1" office:value-type="float" office:value="-0.021220136391">
            <text:p>-2.122013639E-2</text:p>
          </table:table-cell>
          <table:table-cell table:style-name="ce3" office:value-type="float" office:value="3">
            <text:p>3.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7" table:formula="oooc:=-[.A49]*([.$B$4]^[.B49])*([.$B$5]^([.C49]-1))*([.D49]*([.$B$5]^[.D49]) - [.C49])" office:value-type="float" office:value="19.621685063921">
            <text:p>1.96E+001</text:p>
          </table:table-cell>
          <table:table-cell table:style-name="ce7" table:formula="oooc:=IF([.D49]=0;1;EXP(-([.$B$5]^[.D49])))" office:value-type="float" office:value="0.000975003013163199">
            <text:p>9.75E-004</text:p>
          </table:table-cell>
          <table:table-cell table:style-name="ce6"/>
          <table:table-cell table:style-name="ce7" table:formula="oooc:=[.A49]*[.$B$4]^[.B49]*[.$B$5]^[.C49]*[.H49]" office:value-type="float" office:value="-0.00510572921017652">
            <text:p>-5.11E-003</text:p>
          </table:table-cell>
          <table:table-cell table:formula="oooc:=[.G49]*[.H49]" office:value-type="float" office:value="0.0191312020606623">
            <text:p>0.019131</text:p>
          </table:table-cell>
          <table:table-cell table:style-name="ce9" table:formula="oooc:=[.A49]*[.B49]*(tau^([.B49]-1))*(delta^[.C49])*[.H49]" office:value-type="float" office:value="-0.00887894854803186">
            <text:p>-0.00888</text:p>
          </table:table-cell>
          <table:table-cell/>
        </table:table-row>
        <table:table-row table:style-name="ro1">
          <table:table-cell table:style-name="ce1" office:value-type="float" office:value="0.00408822981509">
            <text:p>4.088229815E-3</text:p>
          </table:table-cell>
          <table:table-cell table:style-name="ce3" office:value-type="float" office:value="3">
            <text:p>3.0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7" table:formula="oooc:=-[.A50]*([.$B$4]^[.B50])*([.$B$5]^([.C50]-1))*([.D50]*([.$B$5]^[.D50]) - [.C50])" office:value-type="float" office:value="-8.94485972674707">
            <text:p>-8.94E+000</text:p>
          </table:table-cell>
          <table:table-cell table:style-name="ce7" table:formula="oooc:=IF([.D50]=0;1;EXP(-([.$B$5]^[.D50])))" office:value-type="float" office:value="0.000975003013163199">
            <text:p>9.75E-004</text:p>
          </table:table-cell>
          <table:table-cell table:style-name="ce6"/>
          <table:table-cell table:style-name="ce7" table:formula="oooc:=[.A50]*[.$B$4]^[.B50]*[.$B$5]^[.C50]*[.H50]" office:value-type="float" office:value="0.00259004732946076">
            <text:p>2.59E-003</text:p>
          </table:table-cell>
          <table:table-cell table:formula="oooc:=[.G50]*[.H50]" office:value-type="float" office:value="-0.00872126518590054">
            <text:p>-0.008721</text:p>
          </table:table-cell>
          <table:table-cell table:style-name="ce9" table:formula="oooc:=[.A50]*[.B50]*(tau^([.B50]-1))*(delta^[.C50])*[.H50]" office:value-type="float" office:value="0.00450413565400472">
            <text:p>0.00450</text:p>
          </table:table-cell>
          <table:table-cell/>
        </table:table-row>
        <table:table-row table:style-name="ro1">
          <table:table-cell table:style-name="ce1" office:value-type="float" office:value="-0.0000551990017984">
            <text:p>-5.519900180E-5</text:p>
          </table:table-cell>
          <table:table-cell table:style-name="ce3" office:value-type="float" office:value="6">
            <text:p>6.0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7" table:formula="oooc:=-[.A51]*([.$B$4]^[.B51])*([.$B$5]^([.C51]-1))*([.D51]*([.$B$5]^[.D51]) - [.C51])" office:value-type="float" office:value="7.48907452552029">
            <text:p>7.49E+000</text:p>
          </table:table-cell>
          <table:table-cell table:style-name="ce7" table:formula="oooc:=IF([.D51]=0;1;EXP(-([.$B$5]^[.D51])))" office:value-type="float" office:value="0.000975003013163199">
            <text:p>9.75E-004</text:p>
          </table:table-cell>
          <table:table-cell table:style-name="ce6"/>
          <table:table-cell table:style-name="ce7" table:formula="oooc:=[.A51]*[.$B$4]^[.B51]*[.$B$5]^[.C51]*[.H51]" office:value-type="float" office:value="-0.00327751342765525">
            <text:p>-3.28E-003</text:p>
          </table:table-cell>
          <table:table-cell table:formula="oooc:=[.G51]*[.H51]" office:value-type="float" office:value="0.00730187022818603">
            <text:p>0.007302</text:p>
          </table:table-cell>
          <table:table-cell table:style-name="ce9" table:formula="oooc:=[.A51]*[.B51]*(tau^([.B51]-1))*(delta^[.C51])*[.H51]" office:value-type="float" office:value="-0.0113993014089474">
            <text:p>-0.01140</text:p>
          </table:table-cell>
          <table:table-cell/>
        </table:table-row>
        <table:table-row table:style-name="ro1">
          <table:table-cell table:style-name="ce1" office:value-type="float" office:value="-0.0462016716479">
            <text:p>-4.620167165E-2</text:p>
          </table:table-cell>
          <table:table-cell table:style-name="ce3" office:value-type="float" office:value="16">
            <text:p>16.0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7" table:formula="oooc:=-[.A52]*([.$B$4]^[.B52])*([.$B$5]^([.C52]-1))*([.D52]*([.$B$5]^[.D52]) - [.C52])" office:value-type="float" office:value="263449.513421871">
            <text:p>2.63E+005</text:p>
          </table:table-cell>
          <table:table-cell table:style-name="ce7" table:formula="oooc:=IF([.D52]=0;1;EXP(-([.$B$5]^[.D52])))" office:value-type="float" office:value="0.000000011798718612437">
            <text:p>1.18E-008</text:p>
          </table:table-cell>
          <table:table-cell table:style-name="ce6"/>
          <table:table-cell table:style-name="ce7" table:formula="oooc:=[.A52]*[.$B$4]^[.B52]*[.$B$5]^[.C52]*[.H52]" office:value-type="float" office:value="-0.000161221735221875">
            <text:p>-1.61E-004</text:p>
          </table:table-cell>
          <table:table-cell table:formula="oooc:=[.G52]*[.H52]" office:value-type="float" office:value="0.00310836667744809">
            <text:p>0.003108</text:p>
          </table:table-cell>
          <table:table-cell table:style-name="ce9" table:formula="oooc:=[.A52]*[.B52]*(tau^([.B52]-1))*(delta^[.C52])*[.H52]" office:value-type="float" office:value="-0.00149529224438698">
            <text:p>-0.00150</text:p>
          </table:table-cell>
          <table:table-cell/>
        </table:table-row>
        <table:table-row table:style-name="ro1">
          <table:table-cell table:style-name="ce1" office:value-type="float" office:value="-0.00300311716011">
            <text:p>-3.003117160E-3</text:p>
          </table:table-cell>
          <table:table-cell table:style-name="ce3" office:value-type="float" office:value="11">
            <text:p>11.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7" table:formula="oooc:=-[.A53]*([.$B$4]^[.B53])*([.$B$5]^([.C53]-1))*([.D53]*([.$B$5]^[.D53]) - [.C53])" office:value-type="float" office:value="2892.99094343487">
            <text:p>2.89E+003</text:p>
          </table:table-cell>
          <table:table-cell table:style-name="ce7" table:formula="oooc:=IF([.D53]=0;1;EXP(-([.$B$5]^[.D53])))" office:value-type="float" office:value="0.000000011798718612437">
            <text:p>1.18E-008</text:p>
          </table:table-cell>
          <table:table-cell table:style-name="ce6"/>
          <table:table-cell table:style-name="ce7" table:formula="oooc:=[.A53]*[.$B$4]^[.B53]*[.$B$5]^[.C53]*[.H53]" office:value-type="float" office:value="-0.00000180598236315352">
            <text:p>-1.81E-006</text:p>
          </table:table-cell>
          <table:table-cell table:formula="oooc:=[.G53]*[.H53]" office:value-type="float" office:value="0.0000341335860899166">
            <text:p>0.000034</text:p>
          </table:table-cell>
          <table:table-cell table:style-name="ce9" table:formula="oooc:=[.A53]*[.B53]*(tau^([.B53]-1))*(delta^[.C53])*[.H53]" office:value-type="float" office:value="-0.0000115156563689575">
            <text:p>-0.00001</text:p>
          </table:table-cell>
          <table:table-cell/>
        </table:table-row>
        <table:table-row table:style-name="ro1">
          <table:table-cell table:style-name="ce1" office:value-type="float" office:value="0.0368825891208">
            <text:p>3.688258912E-2</text:p>
          </table:table-cell>
          <table:table-cell table:style-name="ce3" office:value-type="float" office:value="15">
            <text:p>15.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7" table:formula="oooc:=-[.A54]*([.$B$4]^[.B54])*([.$B$5]^([.C54]-1))*([.D54]*([.$B$5]^[.D54]) - [.C54])" office:value-type="float" office:value="-314677.847700266">
            <text:p>-3.15E+005</text:p>
          </table:table-cell>
          <table:table-cell table:style-name="ce7" table:formula="oooc:=IF([.D54]=0;1;EXP(-([.$B$5]^[.D54])))" office:value-type="float" office:value="0.000000011798718612437">
            <text:p>1.18E-008</text:p>
          </table:table-cell>
          <table:table-cell table:style-name="ce6"/>
          <table:table-cell table:style-name="ce7" table:formula="oooc:=[.A54]*[.$B$4]^[.B54]*[.$B$5]^[.C54]*[.H54]" office:value-type="float" office:value="0.000196441210544213">
            <text:p>1.96E-004</text:p>
          </table:table-cell>
          <table:table-cell table:formula="oooc:=[.G54]*[.H54]" office:value-type="float" office:value="-0.00371279537858273">
            <text:p>-0.003713</text:p>
          </table:table-cell>
          <table:table-cell table:style-name="ce9" table:formula="oooc:=[.A54]*[.B54]*(tau^([.B54]-1))*(delta^[.C54])*[.H54]" office:value-type="float" office:value="0.00170807276427696">
            <text:p>0.00171</text:p>
          </table:table-cell>
          <table:table-cell/>
        </table:table-row>
        <table:table-row table:style-name="ro1">
          <table:table-cell table:style-name="ce1" office:value-type="float" office:value="-0.0025585684622">
            <text:p>-2.558568462E-3</text:p>
          </table:table-cell>
          <table:table-cell table:style-name="ce3" office:value-type="float" office:value="12">
            <text:p>12.0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7" table:formula="oooc:=-[.A55]*([.$B$4]^[.B55])*([.$B$5]^([.C55]-1))*([.D55]*([.$B$5]^[.D55]) - [.C55])" office:value-type="float" office:value="72941.5693704882">
            <text:p>7.29E+004</text:p>
          </table:table-cell>
          <table:table-cell table:style-name="ce7" table:formula="oooc:=IF([.D55]=0;1;EXP(-([.$B$5]^[.D55])))" office:value-type="float" office:value="0.000000011798718612437">
            <text:p>1.18E-008</text:p>
          </table:table-cell>
          <table:table-cell table:style-name="ce6"/>
          <table:table-cell table:style-name="ce7" table:formula="oooc:=[.A55]*[.$B$4]^[.B55]*[.$B$5]^[.C55]*[.H55]" office:value-type="float" office:value="-0.0000484556185497273">
            <text:p>-4.85E-005</text:p>
          </table:table-cell>
          <table:table-cell table:formula="oooc:=[.G55]*[.H55]" office:value-type="float" office:value="0.000860617052151942">
            <text:p>0.000861</text:p>
          </table:table-cell>
          <table:table-cell table:style-name="ce9" table:formula="oooc:=[.A55]*[.B55]*(tau^([.B55]-1))*(delta^[.C55])*[.H55]" office:value-type="float" office:value="-0.000337060526522684">
            <text:p>-0.00034</text:p>
          </table:table-cell>
          <table:table-cell/>
        </table:table-row>
        <table:table-row table:style-name="ro1">
          <table:table-cell table:style-name="ce1" office:value-type="float" office:value="0.00896915264558">
            <text:p>8.969152646E-3</text:p>
          </table:table-cell>
          <table:table-cell table:style-name="ce3" office:value-type="float" office:value="12">
            <text:p>12.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7" table:formula="oooc:=-[.A56]*([.$B$4]^[.B56])*([.$B$5]^([.C56]-1))*([.D56]*([.$B$5]^[.D56]) - [.C56])" office:value-type="float" office:value="-8176.51668957132">
            <text:p>-8.18E+003</text:p>
          </table:table-cell>
          <table:table-cell table:style-name="ce7" table:formula="oooc:=IF([.D56]=0;1;EXP(-([.$B$5]^[.D56])))" office:value-type="float" office:value="1.33219422472853E-021">
            <text:p>1.33E-021</text:p>
          </table:table-cell>
          <table:table-cell table:style-name="ce6"/>
          <table:table-cell table:style-name="ce7" table:formula="oooc:=[.A56]*[.$B$4]^[.B56]*[.$B$5]^[.C56]*[.H56]" office:value-type="float" office:value="1.51536501125239E-019">
            <text:p>1.52E-019</text:p>
          </table:table-cell>
          <table:table-cell table:formula="oooc:=[.G56]*[.H56]" office:value-type="float" office:value="-1.08927083122433E-017">
            <text:p>0.000000</text:p>
          </table:table-cell>
          <table:table-cell table:style-name="ce9" table:formula="oooc:=[.A56]*[.B56]*(tau^([.B56]-1))*(delta^[.C56])*[.H56]" office:value-type="float" office:value="1.05409804653016E-018">
            <text:p>0.00000</text:p>
          </table:table-cell>
          <table:table-cell/>
        </table:table-row>
        <table:table-row table:style-name="ro1">
          <table:table-cell table:style-name="ce1" office:value-type="float" office:value="-0.0044151337035">
            <text:p>-4.415133704E-3</text:p>
          </table:table-cell>
          <table:table-cell table:style-name="ce3" office:value-type="float" office:value="7">
            <text:p>7.0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7" table:formula="oooc:=-[.A57]*([.$B$4]^[.B57])*([.$B$5]^([.C57]-1))*([.D57]*([.$B$5]^[.D57]) - [.C57])" office:value-type="float" office:value="1807.1130254675">
            <text:p>1.81E+003</text:p>
          </table:table-cell>
          <table:table-cell table:style-name="ce7" table:formula="oooc:=IF([.D57]=0;1;EXP(-([.$B$5]^[.D57])))" office:value-type="float" office:value="1.33219422472853E-021">
            <text:p>1.33E-021</text:p>
          </table:table-cell>
          <table:table-cell table:style-name="ce6"/>
          <table:table-cell table:style-name="ce7" table:formula="oooc:=[.A57]*[.$B$4]^[.B57]*[.$B$5]^[.C57]*[.H57]" office:value-type="float" office:value="-3.3849154081388E-020">
            <text:p>-3.38E-020</text:p>
          </table:table-cell>
          <table:table-cell table:formula="oooc:=[.G57]*[.H57]" office:value-type="float" office:value="2.4074255359595E-018">
            <text:p>0.000000</text:p>
          </table:table-cell>
          <table:table-cell table:style-name="ce9" table:formula="oooc:=[.A57]*[.B57]*(tau^([.B57]-1))*(delta^[.C57])*[.H57]" office:value-type="float" office:value="-1.3734990607467E-019">
            <text:p>0.00000</text:p>
          </table:table-cell>
          <table:table-cell/>
        </table:table-row>
        <table:table-row table:style-name="ro1">
          <table:table-cell table:style-name="ce1" office:value-type="float" office:value="0.00133722924858">
            <text:p>1.337229249E-3</text:p>
          </table:table-cell>
          <table:table-cell table:style-name="ce3" office:value-type="float" office:value="4">
            <text:p>4.0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7" table:formula="oooc:=-[.A58]*([.$B$4]^[.B58])*([.$B$5]^([.C58]-1))*([.D58]*([.$B$5]^[.D58]) - [.C58])" office:value-type="float" office:value="-279.210881008898">
            <text:p>-2.79E+002</text:p>
          </table:table-cell>
          <table:table-cell table:style-name="ce7" table:formula="oooc:=IF([.D58]=0;1;EXP(-([.$B$5]^[.D58])))" office:value-type="float" office:value="1.33219422472853E-021">
            <text:p>1.33E-021</text:p>
          </table:table-cell>
          <table:table-cell table:style-name="ce6"/>
          <table:table-cell table:style-name="ce7" table:formula="oooc:=[.A58]*[.$B$4]^[.B58]*[.$B$5]^[.C58]*[.H58]" office:value-type="float" office:value="5.2579946568079E-021">
            <text:p>5.26E-021</text:p>
          </table:table-cell>
          <table:table-cell table:formula="oooc:=[.G58]*[.H58]" office:value-type="float" office:value="-3.71963123161418E-019">
            <text:p>0.000000</text:p>
          </table:table-cell>
          <table:table-cell table:style-name="ce9" table:formula="oooc:=[.A58]*[.B58]*(tau^([.B58]-1))*(delta^[.C58])*[.H58]" office:value-type="float" office:value="1.2191654277466E-020">
            <text:p>0.00000</text:p>
          </table:table-cell>
          <table:table-cell/>
        </table:table-row>
        <table:table-row table:style-name="ro1">
          <table:table-cell table:style-name="ce1" office:value-type="float" office:value="0.000264832491957">
            <text:p>2.648324920E-4</text:p>
          </table:table-cell>
          <table:table-cell table:style-name="ce3" office:value-type="float" office:value="16">
            <text:p>16.00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7" table:formula="oooc:=-[.A59]*([.$B$4]^[.B59])*([.$B$5]^([.C59]-1))*([.D59]*([.$B$5]^[.D59]) - [.C59])" office:value-type="float" office:value="-689992.69298438">
            <text:p>-6.90E+005</text:p>
          </table:table-cell>
          <table:table-cell table:style-name="ce7" table:formula="oooc:=IF([.D59]=0;1;EXP(-([.$B$5]^[.D59])))" office:value-type="float" office:value="1.33219422472853E-021">
            <text:p>1.33E-021</text:p>
          </table:table-cell>
          <table:table-cell table:style-name="ce6"/>
          <table:table-cell table:style-name="ce7" table:formula="oooc:=[.A59]*[.$B$4]^[.B59]*[.$B$5]^[.C59]*[.H59]" office:value-type="float" office:value="1.32063813510838E-017">
            <text:p>1.32E-017</text:p>
          </table:table-cell>
          <table:table-cell table:formula="oooc:=[.G59]*[.H59]" office:value-type="float" office:value="-9.19204280698675E-016">
            <text:p>0.000000</text:p>
          </table:table-cell>
          <table:table-cell table:style-name="ce9" table:formula="oooc:=[.A59]*[.B59]*(tau^([.B59]-1))*(delta^[.C59])*[.H59]" office:value-type="float" office:value="1.22485963716467E-016">
            <text:p>0.00000</text:p>
          </table:table-cell>
          <table:table-cell/>
        </table:table-row>
        <table:table-row table:style-name="ro1">
          <table:table-cell table:style-name="ce1"/>
          <table:table-cell table:number-columns-repeated="12"/>
        </table:table-row>
        <table:table-row table:style-name="ro1">
          <table:table-cell table:style-name="ce1"/>
          <table:table-cell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  <table:table-cell office:value-type="string">
            <text:p>bet</text:p>
          </table:table-cell>
          <table:table-cell office:value-type="string">
            <text:p>gam</text:p>
          </table:table-cell>
          <table:table-cell table:number-columns-repeated="7"/>
        </table:table-row>
        <table:table-row table:style-name="ro1">
          <table:table-cell table:style-name="ce1" office:value-type="float" office:value="19.6688194015">
            <text:p>1.966881940E+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25">
            <text:p>325</text:p>
          </table:table-cell>
          <table:table-cell office:value-type="float" office:value="1.16">
            <text:p>1.16</text:p>
          </table:table-cell>
          <table:table-cell table:formula="oooc:=-a*tau^t*delta^(d-1)*(2*phi*delta^2 - 2*phi*delta - d)" office:value-type="float" office:value="-3363.36626663693">
            <text:p>-3363.37</text:p>
          </table:table-cell>
          <table:table-cell table:formula="oooc:=-phi*delta^2 +2*phi*delta-bet*tau^2+2*bet*gam*tau-phi-bet*gam^2" office:value-type="float" office:value="-157.128054266571">
            <text:p>-157.13</text:p>
          </table:table-cell>
          <table:table-cell table:formula="oooc:=2*bet*(tau^2) - 2*bet*gam*tau-t" office:value-type="float" office:value="633.674134207699">
            <text:p>633.67</text:p>
          </table:table-cell>
          <table:table-cell table:style-name="ce9" table:formula="oooc:=a*tau^t*delta^d*EXP([.H62])" office:value-type="float" office:value="2.98122095305097E-067">
            <text:p>0.00000</text:p>
          </table:table-cell>
          <table:table-cell table:formula="oooc:=[.G62]*EXP([.H62])" office:value-type="float" office:value="-1.9360975878624E-065">
            <text:p>0.000000</text:p>
          </table:table-cell>
          <table:table-cell table:style-name="ce9" table:formula="oooc:=-[.B62]*(tau^([.C62]-1))*(delta^([.D62]))*EXP([.I62])" office:value-type="float" office:value="0">
            <text:p>0.00000</text:p>
          </table:table-cell>
          <table:table-cell/>
        </table:table-row>
        <table:table-row table:style-name="ro1">
          <table:table-cell table:style-name="ce1" office:value-type="float" office:value="-20.911560073">
            <text:p>-2.091156007E+1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25">
            <text:p>325</text:p>
          </table:table-cell>
          <table:table-cell office:value-type="float" office:value="1.16">
            <text:p>1.16</text:p>
          </table:table-cell>
          <table:table-cell table:formula="oooc:=-a*tau^t*delta^(d-1)*(2*phi*delta^2 - 2*phi*delta - d)" office:value-type="float" office:value="6168.78733193051">
            <text:p>6168.79</text:p>
          </table:table-cell>
          <table:table-cell table:formula="oooc:=-phi*delta^2 +2*phi*delta-bet*tau^2+2*bet*gam*tau-phi-bet*gam^2" office:value-type="float" office:value="-157.128054266571">
            <text:p>-157.13</text:p>
          </table:table-cell>
          <table:table-cell table:formula="oooc:=2*bet*(tau^2) - 2*bet*gam*tau-t" office:value-type="float" office:value="632.674134207699">
            <text:p>632.67</text:p>
          </table:table-cell>
          <table:table-cell table:style-name="ce9" table:formula="oooc:=a*tau^t*delta^d*EXP([.H63])" office:value-type="float" office:value="-5.46789037854493E-067">
            <text:p>0.00000</text:p>
          </table:table-cell>
          <table:table-cell table:formula="oooc:=[.G63]*EXP([.H63])" office:value-type="float" office:value="3.55101803566852E-065">
            <text:p>0.000000</text:p>
          </table:table-cell>
          <table:table-cell table:style-name="ce9" table:formula="oooc:=-[.B63]*(tau^([.C63]-1))*(delta^([.D63]))*EXP([.I63])" office:value-type="float" office:value="-1.50017242408348E+283">
            <text:p>-15001724240834800000000000000000000000000000000000000000000000000000000000000000000000000000000000000000000000000000000000000000000000000000000000000000000000000000000000000000000000000000000000000000000000000000000000000000000000000000000000000000000000000000000000000000000000000000.00000</text:p>
          </table:table-cell>
          <table:table-cell/>
        </table:table-row>
        <table:table-row table:style-name="ro1">
          <table:table-cell table:style-name="ce1" office:value-type="float" office:value="0.0167788306989">
            <text:p>1.677883070E-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office:value-type="float" office:value="1.13">
            <text:p>1.13</text:p>
          </table:table-cell>
          <table:table-cell table:formula="oooc:=-a*tau^t*delta^(d-1)*(2*phi*delta^2 - 2*phi*delta - d)" office:value-type="float" office:value="-43.6206933824174">
            <text:p>-43.62</text:p>
          </table:table-cell>
          <table:table-cell table:formula="oooc:=-phi*delta^2 +2*phi*delta-bet*tau^2+2*bet*gam*tau-phi-bet*gam^2" office:value-type="float" office:value="-146.251646443611">
            <text:p>-146.25</text:p>
          </table:table-cell>
          <table:table-cell table:formula="oooc:=2*bet*(tau^2) - 2*bet*gam*tau-t" office:value-type="float" office:value="613.982000113064">
            <text:p>613.98</text:p>
          </table:table-cell>
          <table:table-cell table:style-name="ce9" table:formula="oooc:=a*tau^t*delta^d*EXP([.H64])" office:value-type="float" office:value="2.77652786003724E-064">
            <text:p>0.00000</text:p>
          </table:table-cell>
          <table:table-cell table:formula="oooc:=[.G64]*EXP([.H64])" office:value-type="float" office:value="-1.32864679729496E-062">
            <text:p>0.000000</text:p>
          </table:table-cell>
          <table:table-cell table:style-name="ce9" table:formula="oooc:=-[.B64]*(tau^([.C64]-1))*(delta^([.D64]))*EXP([.I64])" office:value-type="float" office:value="-5.37776109928471E+273">
            <text:p>-5377761099284710000000000000000000000000000000000000000000000000000000000000000000000000000000000000000000000000000000000000000000000000000000000000000000000000000000000000000000000000000000000000000000000000000000000000000000000000000000000000000000000000000000000000000000.00000</text:p>
          </table:table-cell>
          <table:table-cell/>
        </table:table-row>
        <table:table-row table:style-name="ro1">
          <table:table-cell table:style-name="ce1" office:value-type="float" office:value="2627.67566274">
            <text:p>2.627675663E+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75">
            <text:p>275</text:p>
          </table:table-cell>
          <table:table-cell office:value-type="float" office:value="1.25">
            <text:p>1.25</text:p>
          </table:table-cell>
          <table:table-cell table:formula="oooc:=-a*tau^t*delta^(d-1)*(2*phi*delta^2 - 2*phi*delta - d)" office:value-type="float" office:value="-7566000.98983488">
            <text:p>-7566000.99</text:p>
          </table:table-cell>
          <table:table-cell table:formula="oooc:=-phi*delta^2 +2*phi*delta-bet*tau^2+2*bet*gam*tau-phi-bet*gam^2" office:value-type="float" office:value="-128.749475233293">
            <text:p>-128.75</text:p>
          </table:table-cell>
          <table:table-cell table:formula="oooc:=2*bet*(tau^2) - 2*bet*gam*tau-t" office:value-type="float" office:value="447.792723161286">
            <text:p>447.79</text:p>
          </table:table-cell>
          <table:table-cell table:style-name="ce9" table:formula="oooc:=a*tau^t*delta^d*EXP([.H65])" office:value-type="float" office:value="1.13700711109022E-051">
            <text:p>0.00000</text:p>
          </table:table-cell>
          <table:table-cell table:formula="oooc:=[.G65]*EXP([.H65])" office:value-type="float" office:value="-9.19771084051783E-050">
            <text:p>0.000000</text:p>
          </table:table-cell>
          <table:table-cell table:style-name="ce9" table:formula="oooc:=-[.B65]*(tau^([.C65]-1))*(delta^([.D65]))*EXP([.I65])" office:value-type="float" office:value="-5.00515192022507E+205">
            <text:p>-50051519202250700000000000000000000000000000000000000000000000000000000000000000000000000000000000000000000000000000000000000000000000000000000000000000000000000000000000000000000000000000000000000000000000.0000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10" office:value-type="string">
            <text:p>phir</text:p>
          </table:table-cell>
          <table:table-cell office:value-type="string">
            <text:p>phir_del</text:p>
          </table:table-cell>
          <table:table-cell office:value-type="string">
            <text:p>phir_tau</text:p>
          </table:table-cell>
          <table:table-cell/>
        </table:table-row>
        <table:table-row table:style-name="ro1">
          <table:table-cell table:number-columns-repeated="9"/>
          <table:table-cell table:style-name="ce7" table:formula="oooc:=SUM([.J28:.J65])" office:value-type="float" office:value="-4.73382678231763">
            <text:p>-4.73E+000</text:p>
          </table:table-cell>
          <table:table-cell table:formula="oooc:=SUM([.K28:.K65])" office:value-type="float" office:value="-0.377664016557824">
            <text:p>-0.377664</text:p>
          </table:table-cell>
          <table:table-cell table:style-name="ce7" table:formula="oooc:=SUM([.L28:.L65])" office:value-type="float" office:value="-1.50017242462126E+283">
            <text:p>-1.50E+283</text:p>
          </table:table-cell>
          <table:table-cell/>
        </table:table-row>
        <table:table-row table:style-name="ro1" table:number-rows-repeated="65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office:forms form:automatic-focus="false" form:apply-design-mode="false"/>
        <table:table-column table:style-name="co3" table:default-cell-style-name="Default"/>
        <table:table-column table:style-name="co3" table:default-cell-style-name="ce9"/>
        <table:table-column table:style-name="co3" table:number-columns-repeated="5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1/T</text:p>
          </table:table-cell>
          <table:table-cell office:value-type="string">
            <text:p>rho</text:p>
          </table:table-cell>
          <table:table-cell office:value-type="string">
            <text:p>calc</text:p>
          </table:table-cell>
          <table:table-cell table:style-name="ce13" office:value-type="string">
            <text:p>true</text:p>
          </table:table-cell>
          <table:table-cell office:value-type="string">
            <text:p>err</text:p>
            <draw:frame table:end-cell-address="Sheet2.M23" table:end-x="0.992cm" table:end-y="0.028cm" draw:z-index="0" draw:style-name="gr1" svg:width="16.698cm" svg:height="10.984cm" svg:x="0.101cm" svg:y="0.1cm">
              <draw:object draw:notify-on-update-of-ranges="Sheet2.A1:Sheet2.A1 Sheet2.A2:Sheet2.A56 Sheet2.D1:Sheet2.D1 Sheet2.D2:Sheet2.D56 Sheet2.A1:Sheet2.A1 Sheet2.A2:Sheet2.A56 Sheet2.E1:Sheet2.E1 Sheet2.E2:Sheet2.E5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73.15">
            <text:p>73.15</text:p>
          </table:table-cell>
          <table:table-cell table:formula="oooc:=1/[.A2]" office:value-type="float" office:value="0.0136705399863295">
            <text:p>0.01367</text:p>
          </table:table-cell>
          <table:table-cell office:value-type="float" office:value="824.941459">
            <text:p>824.94</text:p>
          </table:table-cell>
          <table:table-cell office:value-type="float" office:value="-1135521.608176">
            <text:p>-1135521.61</text:p>
          </table:table-cell>
          <table:table-cell office:value-type="float" office:value="-329698.0101">
            <text:p>-329698.01</text:p>
          </table:table-cell>
          <table:table-cell office:value-type="float" office:value="-805823.598076">
            <text:p>-805823.6</text:p>
          </table:table-cell>
          <table:table-cell table:style-name="ce14" office:value-type="percentage" office:value="2.4441">
            <text:p>244.41%</text:p>
          </table:table-cell>
        </table:table-row>
        <table:table-row table:style-name="ro1">
          <table:table-cell office:value-type="float" office:value="77.243501">
            <text:p>77.24</text:p>
          </table:table-cell>
          <table:table-cell table:formula="oooc:=1/[.A3]" office:value-type="float" office:value="0.0129460729647663">
            <text:p>0.01295</text:p>
          </table:table-cell>
          <table:table-cell office:value-type="float" office:value="806.590359">
            <text:p>806.59</text:p>
          </table:table-cell>
          <table:table-cell office:value-type="float" office:value="-1156791.711463">
            <text:p>-1156791.71</text:p>
          </table:table-cell>
          <table:table-cell office:value-type="float" office:value="-341065.7474">
            <text:p>-341065.75</text:p>
          </table:table-cell>
          <table:table-cell office:value-type="float" office:value="-815725.964063">
            <text:p>-815725.96</text:p>
          </table:table-cell>
          <table:table-cell table:style-name="ce14" office:value-type="percentage" office:value="2.3917">
            <text:p>239.17%</text:p>
          </table:table-cell>
        </table:table-row>
        <table:table-row table:style-name="ro1">
          <table:table-cell office:value-type="float" office:value="77.243501">
            <text:p>77.24</text:p>
          </table:table-cell>
          <table:table-cell table:formula="oooc:=1/[.A4]" office:value-type="float" office:value="0.0129460729647663">
            <text:p>0.01295</text:p>
          </table:table-cell>
          <table:table-cell office:value-type="float" office:value="4.556481">
            <text:p>4.56</text:p>
          </table:table-cell>
          <table:table-cell office:value-type="float" office:value="-1372312.826059">
            <text:p>-1372312.83</text:p>
          </table:table-cell>
          <table:table-cell office:value-type="float" office:value="-362888.5293">
            <text:p>-362888.53</text:p>
          </table:table-cell>
          <table:table-cell office:value-type="float" office:value="-1009424.296759">
            <text:p>-1009424.3</text:p>
          </table:table-cell>
          <table:table-cell table:style-name="ce14" office:value-type="percentage" office:value="2.7816">
            <text:p>278.16%</text:p>
          </table:table-cell>
        </table:table-row>
        <table:table-row table:style-name="ro1">
          <table:table-cell office:value-type="float" office:value="123.15">
            <text:p>123.15</text:p>
          </table:table-cell>
          <table:table-cell table:formula="oooc:=1/[.A5]" office:value-type="float" office:value="0.00812017864393017">
            <text:p>0.00812</text:p>
          </table:table-cell>
          <table:table-cell office:value-type="float" office:value="2.765108">
            <text:p>2.77</text:p>
          </table:table-cell>
          <table:table-cell office:value-type="float" office:value="-1648697.258012">
            <text:p>-1648697.26</text:p>
          </table:table-cell>
          <table:table-cell office:value-type="float" office:value="-638093.4619">
            <text:p>-638093.46</text:p>
          </table:table-cell>
          <table:table-cell office:value-type="float" office:value="-1010603.796112">
            <text:p>-1010603.8</text:p>
          </table:table-cell>
          <table:table-cell table:style-name="ce14" office:value-type="percentage" office:value="1.5838">
            <text:p>158.38%</text:p>
          </table:table-cell>
        </table:table-row>
        <table:table-row table:style-name="ro1">
          <table:table-cell office:value-type="float" office:value="173.15">
            <text:p>173.15</text:p>
          </table:table-cell>
          <table:table-cell table:formula="oooc:=1/[.A6]" office:value-type="float" office:value="0.00577533930118394">
            <text:p>0.00578</text:p>
          </table:table-cell>
          <table:table-cell office:value-type="float" office:value="1.952886">
            <text:p>1.95</text:p>
          </table:table-cell>
          <table:table-cell office:value-type="float" office:value="-1969350.90973">
            <text:p>-1969350.91</text:p>
          </table:table-cell>
          <table:table-cell office:value-type="float" office:value="-958344.2688">
            <text:p>-958344.27</text:p>
          </table:table-cell>
          <table:table-cell office:value-type="float" office:value="-1011006.64093">
            <text:p>-1011006.64</text:p>
          </table:table-cell>
          <table:table-cell table:style-name="ce14" office:value-type="percentage" office:value="1.055">
            <text:p>105.50%</text:p>
          </table:table-cell>
        </table:table-row>
        <table:table-row table:style-name="ro1">
          <table:table-cell office:value-type="float" office:value="223.15">
            <text:p>223.15</text:p>
          </table:table-cell>
          <table:table-cell table:formula="oooc:=1/[.A7]" office:value-type="float" office:value="0.00448129061169617">
            <text:p>0.00448</text:p>
          </table:table-cell>
          <table:table-cell office:value-type="float" office:value="1.511923">
            <text:p>1.51</text:p>
          </table:table-cell>
          <table:table-cell office:value-type="float" office:value="-2305007.003915">
            <text:p>-2305007</text:p>
          </table:table-cell>
          <table:table-cell office:value-type="float" office:value="-1293811.162">
            <text:p>-1293811.16</text:p>
          </table:table-cell>
          <table:table-cell office:value-type="float" office:value="-1011195.841915">
            <text:p>-1011195.84</text:p>
          </table:table-cell>
          <table:table-cell table:style-name="ce14" office:value-type="percentage" office:value="0.7816">
            <text:p>78.16%</text:p>
          </table:table-cell>
        </table:table-row>
        <table:table-row table:style-name="ro1">
          <table:table-cell office:value-type="float" office:value="273.15">
            <text:p>273.15</text:p>
          </table:table-cell>
          <table:table-cell table:formula="oooc:=1/[.A8]" office:value-type="float" office:value="0.00366099212886692">
            <text:p>0.00366</text:p>
          </table:table-cell>
          <table:table-cell office:value-type="float" office:value="1.234028">
            <text:p>1.23</text:p>
          </table:table-cell>
          <table:table-cell office:value-type="float" office:value="-2652323.361471">
            <text:p>-2652323.36</text:p>
          </table:table-cell>
          <table:table-cell office:value-type="float" office:value="-1641018.726">
            <text:p>-1641018.73</text:p>
          </table:table-cell>
          <table:table-cell office:value-type="float" office:value="-1011304.635471">
            <text:p>-1011304.64</text:p>
          </table:table-cell>
          <table:table-cell table:style-name="ce14" office:value-type="percentage" office:value="0.6163">
            <text:p>61.63%</text:p>
          </table:table-cell>
        </table:table-row>
        <table:table-row table:style-name="ro1">
          <table:table-cell office:value-type="float" office:value="323.15">
            <text:p>323.15</text:p>
          </table:table-cell>
          <table:table-cell table:formula="oooc:=1/[.A9]" office:value-type="float" office:value="0.00309453814018258">
            <text:p>0.00309</text:p>
          </table:table-cell>
          <table:table-cell office:value-type="float" office:value="1.042638">
            <text:p>1.04</text:p>
          </table:table-cell>
          <table:table-cell office:value-type="float" office:value="-3009167.846629">
            <text:p>-3009167.85</text:p>
          </table:table-cell>
          <table:table-cell office:value-type="float" office:value="-1997793.226">
            <text:p>-1997793.23</text:p>
          </table:table-cell>
          <table:table-cell office:value-type="float" office:value="-1011374.620629">
            <text:p>-1011374.62</text:p>
          </table:table-cell>
          <table:table-cell table:style-name="ce14" office:value-type="percentage" office:value="0.5062">
            <text:p>50.62%</text:p>
          </table:table-cell>
        </table:table-row>
        <table:table-row table:style-name="ro1">
          <table:table-cell office:value-type="float" office:value="373.15">
            <text:p>373.15</text:p>
          </table:table-cell>
          <table:table-cell table:formula="oooc:=1/[.A10]" office:value-type="float" office:value="0.00267988744472732">
            <text:p>0.00268</text:p>
          </table:table-cell>
          <table:table-cell office:value-type="float" office:value="0.902731">
            <text:p>0.9</text:p>
          </table:table-cell>
          <table:table-cell office:value-type="float" office:value="-3374071.237469">
            <text:p>-3374071.24</text:p>
          </table:table-cell>
          <table:table-cell office:value-type="float" office:value="-2362648.248">
            <text:p>-2362648.25</text:p>
          </table:table-cell>
          <table:table-cell office:value-type="float" office:value="-1011422.989469">
            <text:p>-1011422.99</text:p>
          </table:table-cell>
          <table:table-cell table:style-name="ce14" office:value-type="percentage" office:value="0.4281">
            <text:p>42.81%</text:p>
          </table:table-cell>
        </table:table-row>
        <table:table-row table:style-name="ro1">
          <table:table-cell office:value-type="float" office:value="423.15">
            <text:p>423.15</text:p>
          </table:table-cell>
          <table:table-cell table:formula="oooc:=1/[.A11]" office:value-type="float" office:value="0.00236322816967978">
            <text:p>0.00236</text:p>
          </table:table-cell>
          <table:table-cell office:value-type="float" office:value="0.795971">
            <text:p>0.8</text:p>
          </table:table-cell>
          <table:table-cell office:value-type="float" office:value="-3745966.20432">
            <text:p>-3745966.2</text:p>
          </table:table-cell>
          <table:table-cell office:value-type="float" office:value="-2734508.074">
            <text:p>-2734508.07</text:p>
          </table:table-cell>
          <table:table-cell office:value-type="float" office:value="-1011458.13032">
            <text:p>-1011458.13</text:p>
          </table:table-cell>
          <table:table-cell table:style-name="ce14" office:value-type="percentage" office:value="0.3699">
            <text:p>36.99%</text:p>
          </table:table-cell>
        </table:table-row>
        <table:table-row table:style-name="ro1">
          <table:table-cell office:value-type="float" office:value="473.15">
            <text:p>473.15</text:p>
          </table:table-cell>
          <table:table-cell table:formula="oooc:=1/[.A12]" office:value-type="float" office:value="0.00211349466342597">
            <text:p>0.00211</text:p>
          </table:table-cell>
          <table:table-cell office:value-type="float" office:value="0.711814">
            <text:p>0.71</text:p>
          </table:table-cell>
          <table:table-cell office:value-type="float" office:value="-4124048.119329">
            <text:p>-4124048.12</text:p>
          </table:table-cell>
          <table:table-cell office:value-type="float" office:value="-3112563.504">
            <text:p>-3112563.5</text:p>
          </table:table-cell>
          <table:table-cell office:value-type="float" office:value="-1011484.615329">
            <text:p>-1011484.62</text:p>
          </table:table-cell>
          <table:table-cell table:style-name="ce14" office:value-type="percentage" office:value="0.325">
            <text:p>32.50%</text:p>
          </table:table-cell>
        </table:table-row>
        <table:table-row table:style-name="ro1">
          <table:table-cell office:value-type="float" office:value="523.15">
            <text:p>523.15</text:p>
          </table:table-cell>
          <table:table-cell table:formula="oooc:=1/[.A13]" office:value-type="float" office:value="0.00191149765841537">
            <text:p>0.00191</text:p>
          </table:table-cell>
          <table:table-cell office:value-type="float" office:value="0.643764">
            <text:p>0.64</text:p>
          </table:table-cell>
          <table:table-cell office:value-type="float" office:value="-4507693.090855">
            <text:p>-4507693.09</text:p>
          </table:table-cell>
          <table:table-cell office:value-type="float" office:value="-3496187.947">
            <text:p>-3496187.95</text:p>
          </table:table-cell>
          <table:table-cell office:value-type="float" office:value="-1011505.143855">
            <text:p>-1011505.14</text:p>
          </table:table-cell>
          <table:table-cell table:style-name="ce14" office:value-type="percentage" office:value="0.2893">
            <text:p>28.93%</text:p>
          </table:table-cell>
        </table:table-row>
        <table:table-row table:style-name="ro1">
          <table:table-cell office:value-type="float" office:value="573.15">
            <text:p>573.15</text:p>
          </table:table-cell>
          <table:table-cell table:formula="oooc:=1/[.A14]" office:value-type="float" office:value="0.00174474395882404">
            <text:p>0.00174</text:p>
          </table:table-cell>
          <table:table-cell office:value-type="float" office:value="0.587597">
            <text:p>0.59</text:p>
          </table:table-cell>
          <table:table-cell office:value-type="float" office:value="-4896405.859932">
            <text:p>-4896405.86</text:p>
          </table:table-cell>
          <table:table-cell office:value-type="float" office:value="-3884884.449">
            <text:p>-3884884.45</text:p>
          </table:table-cell>
          <table:table-cell office:value-type="float" office:value="-1011521.410932">
            <text:p>-1011521.41</text:p>
          </table:table-cell>
          <table:table-cell table:style-name="ce14" office:value-type="percentage" office:value="0.2604">
            <text:p>26.04%</text:p>
          </table:table-cell>
        </table:table-row>
        <table:table-row table:style-name="ro1">
          <table:table-cell office:value-type="float" office:value="623.15">
            <text:p>623.15</text:p>
          </table:table-cell>
          <table:table-cell table:formula="oooc:=1/[.A15]" office:value-type="float" office:value="0.00160475006017813">
            <text:p>0.00160</text:p>
          </table:table-cell>
          <table:table-cell office:value-type="float" office:value="0.540448">
            <text:p>0.54</text:p>
          </table:table-cell>
          <table:table-cell office:value-type="float" office:value="-5289784.906847">
            <text:p>-5289784.91</text:p>
          </table:table-cell>
          <table:table-cell office:value-type="float" office:value="-4278250.373">
            <text:p>-4278250.37</text:p>
          </table:table-cell>
          <table:table-cell office:value-type="float" office:value="-1011534.533847">
            <text:p>-1011534.53</text:p>
          </table:table-cell>
          <table:table-cell table:style-name="ce14" office:value-type="percentage" office:value="0.2364">
            <text:p>23.64%</text:p>
          </table:table-cell>
        </table:table-row>
        <table:table-row table:style-name="ro1">
          <table:table-cell office:value-type="float" office:value="673.15">
            <text:p>673.15</text:p>
          </table:table-cell>
          <table:table-cell table:formula="oooc:=1/[.A16]" office:value-type="float" office:value="0.00148555299710317">
            <text:p>0.00149</text:p>
          </table:table-cell>
          <table:table-cell office:value-type="float" office:value="0.500308">
            <text:p>0.5</text:p>
          </table:table-cell>
          <table:table-cell office:value-type="float" office:value="-5687498.304786">
            <text:p>-5687498.3</text:p>
          </table:table-cell>
          <table:table-cell office:value-type="float" office:value="-4675953.031">
            <text:p>-4675953.03</text:p>
          </table:table-cell>
          <table:table-cell office:value-type="float" office:value="-1011545.273786">
            <text:p>-1011545.27</text:p>
          </table:table-cell>
          <table:table-cell table:style-name="ce14" office:value-type="percentage" office:value="0.2163">
            <text:p>21.63%</text:p>
          </table:table-cell>
        </table:table-row>
        <table:table-row table:style-name="ro1">
          <table:table-cell office:value-type="float" office:value="73.15">
            <text:p>73.15</text:p>
          </table:table-cell>
          <table:table-cell table:formula="oooc:=1/[.A17]" office:value-type="float" office:value="0.0136705399863295">
            <text:p>0.01367</text:p>
          </table:table-cell>
          <table:table-cell office:value-type="float" office:value="826.972266">
            <text:p>826.97</text:p>
          </table:table-cell>
          <table:table-cell office:value-type="float" office:value="-1135416.475458">
            <text:p>-1135416.48</text:p>
          </table:table-cell>
          <table:table-cell office:value-type="float" office:value="-329696.3787">
            <text:p>-329696.38</text:p>
          </table:table-cell>
          <table:table-cell office:value-type="float" office:value="-805720.096758">
            <text:p>-805720.1</text:p>
          </table:table-cell>
          <table:table-cell table:style-name="ce14" office:value-type="percentage" office:value="2.4438">
            <text:p>244.38%</text:p>
          </table:table-cell>
        </table:table-row>
        <table:table-row table:style-name="ro1">
          <table:table-cell office:value-type="float" office:value="103.746912">
            <text:p>103.75</text:p>
          </table:table-cell>
          <table:table-cell table:formula="oooc:=1/[.A18]" office:value-type="float" office:value="0.00963884110594058">
            <text:p>0.00964</text:p>
          </table:table-cell>
          <table:table-cell office:value-type="float" office:value="665.828248">
            <text:p>665.83</text:p>
          </table:table-cell>
          <table:table-cell office:value-type="float" office:value="-1297007.403155">
            <text:p>-1297007.4</text:p>
          </table:table-cell>
          <table:table-cell office:value-type="float" office:value="-424798.4431">
            <text:p>-424798.44</text:p>
          </table:table-cell>
          <table:table-cell office:value-type="float" office:value="-872208.960055">
            <text:p>-872208.96</text:p>
          </table:table-cell>
          <table:table-cell table:style-name="ce14" office:value-type="percentage" office:value="2.0532">
            <text:p>205.32%</text:p>
          </table:table-cell>
        </table:table-row>
        <table:table-row table:style-name="ro1">
          <table:table-cell office:value-type="float" office:value="103.746912">
            <text:p>103.75</text:p>
          </table:table-cell>
          <table:table-cell table:formula="oooc:=1/[.A19]" office:value-type="float" office:value="0.00963884110594058">
            <text:p>0.00964</text:p>
          </table:table-cell>
          <table:table-cell office:value-type="float" office:value="41.331104">
            <text:p>41.33</text:p>
          </table:table-cell>
          <table:table-cell office:value-type="float" office:value="-1445484.730088">
            <text:p>-1445484.73</text:p>
          </table:table-cell>
          <table:table-cell office:value-type="float" office:value="-447491.4077">
            <text:p>-447491.41</text:p>
          </table:table-cell>
          <table:table-cell office:value-type="float" office:value="-997993.322388">
            <text:p>-997993.32</text:p>
          </table:table-cell>
          <table:table-cell table:style-name="ce14" office:value-type="percentage" office:value="2.2302">
            <text:p>223.02%</text:p>
          </table:table-cell>
        </table:table-row>
        <table:table-row table:style-name="ro1">
          <table:table-cell office:value-type="float" office:value="123.15">
            <text:p>123.15</text:p>
          </table:table-cell>
          <table:table-cell table:formula="oooc:=1/[.A20]" office:value-type="float" office:value="0.00812017864393017">
            <text:p>0.00812</text:p>
          </table:table-cell>
          <table:table-cell office:value-type="float" office:value="30.899666">
            <text:p>30.9</text:p>
          </table:table-cell>
          <table:table-cell office:value-type="float" office:value="-1556601.146014">
            <text:p>-1556601.15</text:p>
          </table:table-cell>
          <table:table-cell office:value-type="float" office:value="-553743.8538">
            <text:p>-553743.85</text:p>
          </table:table-cell>
          <table:table-cell office:value-type="float" office:value="-1002857.292214">
            <text:p>-1002857.29</text:p>
          </table:table-cell>
          <table:table-cell table:style-name="ce14" office:value-type="percentage" office:value="1.811">
            <text:p>181.10%</text:p>
          </table:table-cell>
        </table:table-row>
        <table:table-row table:style-name="ro1">
          <table:table-cell office:value-type="float" office:value="173.15">
            <text:p>173.15</text:p>
          </table:table-cell>
          <table:table-cell table:formula="oooc:=1/[.A21]" office:value-type="float" office:value="0.00577533930118394">
            <text:p>0.00578</text:p>
          </table:table-cell>
          <table:table-cell office:value-type="float" office:value="20.189927">
            <text:p>20.19</text:p>
          </table:table-cell>
          <table:table-cell office:value-type="float" office:value="-1847600.308449">
            <text:p>-1847600.31</text:p>
          </table:table-cell>
          <table:table-cell office:value-type="float" office:value="-840006.1267">
            <text:p>-840006.13</text:p>
          </table:table-cell>
          <table:table-cell office:value-type="float" office:value="-1007594.181749">
            <text:p>-1007594.18</text:p>
          </table:table-cell>
          <table:table-cell table:style-name="ce14" office:value-type="percentage" office:value="1.1995">
            <text:p>119.95%</text:p>
          </table:table-cell>
        </table:table-row>
        <table:table-row table:style-name="ro1">
          <table:table-cell office:value-type="float" office:value="223.15">
            <text:p>223.15</text:p>
          </table:table-cell>
          <table:table-cell table:formula="oooc:=1/[.A22]" office:value-type="float" office:value="0.00448129061169617">
            <text:p>0.00448</text:p>
          </table:table-cell>
          <table:table-cell office:value-type="float" office:value="15.303926">
            <text:p>15.3</text:p>
          </table:table-cell>
          <table:table-cell office:value-type="float" office:value="-2150883.454803">
            <text:p>-2150883.45</text:p>
          </table:table-cell>
          <table:table-cell office:value-type="float" office:value="-1141317.691">
            <text:p>-1141317.69</text:p>
          </table:table-cell>
          <table:table-cell office:value-type="float" office:value="-1009565.763803">
            <text:p>-1009565.76</text:p>
          </table:table-cell>
          <table:table-cell table:style-name="ce14" office:value-type="percentage" office:value="0.8846">
            <text:p>88.46%</text:p>
          </table:table-cell>
        </table:table-row>
        <table:table-row table:style-name="ro1">
          <table:table-cell office:value-type="float" office:value="273.15">
            <text:p>273.15</text:p>
          </table:table-cell>
          <table:table-cell table:formula="oooc:=1/[.A23]" office:value-type="float" office:value="0.00366099212886692">
            <text:p>0.00366</text:p>
          </table:table-cell>
          <table:table-cell office:value-type="float" office:value="12.387522">
            <text:p>12.39</text:p>
          </table:table-cell>
          <table:table-cell office:value-type="float" office:value="-2465017.74383">
            <text:p>-2465017.74</text:p>
          </table:table-cell>
          <table:table-cell office:value-type="float" office:value="-1454354.488">
            <text:p>-1454354.49</text:p>
          </table:table-cell>
          <table:table-cell office:value-type="float" office:value="-1010663.25583">
            <text:p>-1010663.26</text:p>
          </table:table-cell>
          <table:table-cell table:style-name="ce14" office:value-type="percentage" office:value="0.6949">
            <text:p>69.49%</text:p>
          </table:table-cell>
        </table:table-row>
        <table:table-row table:style-name="ro1">
          <table:table-cell office:value-type="float" office:value="323.15">
            <text:p>323.15</text:p>
          </table:table-cell>
          <table:table-cell table:formula="oooc:=1/[.A24]" office:value-type="float" office:value="0.00309453814018258">
            <text:p>0.00309</text:p>
          </table:table-cell>
          <table:table-cell office:value-type="float" office:value="10.426157">
            <text:p>10.43</text:p>
          </table:table-cell>
          <table:table-cell office:value-type="float" office:value="-2788316.964829">
            <text:p>-2788316.96</text:p>
          </table:table-cell>
          <table:table-cell office:value-type="float" office:value="-1776956.263">
            <text:p>-1776956.26</text:p>
          </table:table-cell>
          <table:table-cell office:value-type="float" office:value="-1011360.701829">
            <text:p>-1011360.7</text:p>
          </table:table-cell>
          <table:table-cell table:style-name="ce14" office:value-type="percentage" office:value="0.5692">
            <text:p>56.92%</text:p>
          </table:table-cell>
        </table:table-row>
        <table:table-row table:style-name="ro1">
          <table:table-cell office:value-type="float" office:value="373.15">
            <text:p>373.15</text:p>
          </table:table-cell>
          <table:table-cell table:formula="oooc:=1/[.A25]" office:value-type="float" office:value="0.00267988744472732">
            <text:p>0.00268</text:p>
          </table:table-cell>
          <table:table-cell office:value-type="float" office:value="9.009743">
            <text:p>9.01</text:p>
          </table:table-cell>
          <table:table-cell office:value-type="float" office:value="-3119478.863249">
            <text:p>-3119478.86</text:p>
          </table:table-cell>
          <table:table-cell office:value-type="float" office:value="-2107638.628">
            <text:p>-2107638.63</text:p>
          </table:table-cell>
          <table:table-cell office:value-type="float" office:value="-1011840.235249">
            <text:p>-1011840.24</text:p>
          </table:table-cell>
          <table:table-cell table:style-name="ce14" office:value-type="percentage" office:value="0.4801">
            <text:p>48.01%</text:p>
          </table:table-cell>
        </table:table-row>
        <table:table-row table:style-name="ro1">
          <table:table-cell office:value-type="float" office:value="423.15">
            <text:p>423.15</text:p>
          </table:table-cell>
          <table:table-cell table:formula="oooc:=1/[.A26]" office:value-type="float" office:value="0.00236322816967978">
            <text:p>0.00236</text:p>
          </table:table-cell>
          <table:table-cell office:value-type="float" office:value="7.936267">
            <text:p>7.94</text:p>
          </table:table-cell>
          <table:table-cell office:value-type="float" office:value="-3457513.975214">
            <text:p>-3457513.98</text:p>
          </table:table-cell>
          <table:table-cell office:value-type="float" office:value="-2445326.156">
            <text:p>-2445326.16</text:p>
          </table:table-cell>
          <table:table-cell office:value-type="float" office:value="-1012187.819214">
            <text:p>-1012187.82</text:p>
          </table:table-cell>
          <table:table-cell table:style-name="ce14" office:value-type="percentage" office:value="0.4139">
            <text:p>41.39%</text:p>
          </table:table-cell>
        </table:table-row>
        <table:table-row table:style-name="ro1">
          <table:table-cell office:value-type="float" office:value="473.15">
            <text:p>473.15</text:p>
          </table:table-cell>
          <table:table-cell table:formula="oooc:=1/[.A27]" office:value-type="float" office:value="0.00211349466342597">
            <text:p>0.00211</text:p>
          </table:table-cell>
          <table:table-cell office:value-type="float" office:value="7.093504">
            <text:p>7.09</text:p>
          </table:table-cell>
          <table:table-cell office:value-type="float" office:value="-3801659.142774">
            <text:p>-3801659.14</text:p>
          </table:table-cell>
          <table:table-cell office:value-type="float" office:value="-2789209.624">
            <text:p>-2789209.62</text:p>
          </table:table-cell>
          <table:table-cell office:value-type="float" office:value="-1012449.518774">
            <text:p>-1012449.52</text:p>
          </table:table-cell>
          <table:table-cell table:style-name="ce14" office:value-type="percentage" office:value="0.363">
            <text:p>36.30%</text:p>
          </table:table-cell>
        </table:table-row>
        <table:table-row table:style-name="ro1">
          <table:table-cell office:value-type="float" office:value="523.15">
            <text:p>523.15</text:p>
          </table:table-cell>
          <table:table-cell table:formula="oooc:=1/[.A28]" office:value-type="float" office:value="0.00191149765841537">
            <text:p>0.00191</text:p>
          </table:table-cell>
          <table:table-cell office:value-type="float" office:value="6.413751">
            <text:p>6.41</text:p>
          </table:table-cell>
          <table:table-cell office:value-type="float" office:value="-4151314.653903">
            <text:p>-4151314.65</text:p>
          </table:table-cell>
          <table:table-cell office:value-type="float" office:value="-3138662.368">
            <text:p>-3138662.37</text:p>
          </table:table-cell>
          <table:table-cell office:value-type="float" office:value="-1012652.285903">
            <text:p>-1012652.29</text:p>
          </table:table-cell>
          <table:table-cell table:style-name="ce14" office:value-type="percentage" office:value="0.3226">
            <text:p>32.26%</text:p>
          </table:table-cell>
        </table:table-row>
        <table:table-row table:style-name="ro1">
          <table:table-cell office:value-type="float" office:value="573.15">
            <text:p>573.15</text:p>
          </table:table-cell>
          <table:table-cell table:formula="oooc:=1/[.A29]" office:value-type="float" office:value="0.00174474395882404">
            <text:p>0.00174</text:p>
          </table:table-cell>
          <table:table-cell office:value-type="float" office:value="5.853601">
            <text:p>5.85</text:p>
          </table:table-cell>
          <table:table-cell office:value-type="float" office:value="-4506000.314344">
            <text:p>-4506000.31</text:p>
          </table:table-cell>
          <table:table-cell office:value-type="float" office:value="-3493187.369">
            <text:p>-3493187.37</text:p>
          </table:table-cell>
          <table:table-cell office:value-type="float" office:value="-1012812.945344">
            <text:p>-1012812.95</text:p>
          </table:table-cell>
          <table:table-cell table:style-name="ce14" office:value-type="percentage" office:value="0.2899">
            <text:p>28.99%</text:p>
          </table:table-cell>
        </table:table-row>
        <table:table-row table:style-name="ro1">
          <table:table-cell office:value-type="float" office:value="623.15">
            <text:p>623.15</text:p>
          </table:table-cell>
          <table:table-cell table:formula="oooc:=1/[.A30]" office:value-type="float" office:value="0.00160475006017813">
            <text:p>0.00160</text:p>
          </table:table-cell>
          <table:table-cell office:value-type="float" office:value="5.383882">
            <text:p>5.38</text:p>
          </table:table-cell>
          <table:table-cell office:value-type="float" office:value="-4865324.480182">
            <text:p>-4865324.48</text:p>
          </table:table-cell>
          <table:table-cell office:value-type="float" office:value="-3852381.942">
            <text:p>-3852381.94</text:p>
          </table:table-cell>
          <table:table-cell office:value-type="float" office:value="-1012942.538182">
            <text:p>-1012942.54</text:p>
          </table:table-cell>
          <table:table-cell table:style-name="ce14" office:value-type="percentage" office:value="0.2629">
            <text:p>26.29%</text:p>
          </table:table-cell>
        </table:table-row>
        <table:table-row table:style-name="ro1">
          <table:table-cell office:value-type="float" office:value="673.15">
            <text:p>673.15</text:p>
          </table:table-cell>
          <table:table-cell table:formula="oooc:=1/[.A31]" office:value-type="float" office:value="0.00148555299710317">
            <text:p>0.00149</text:p>
          </table:table-cell>
          <table:table-cell office:value-type="float" office:value="4.984239">
            <text:p>4.98</text:p>
          </table:table-cell>
          <table:table-cell office:value-type="float" office:value="-5228961.965895">
            <text:p>-5228961.97</text:p>
          </table:table-cell>
          <table:table-cell office:value-type="float" office:value="-4215913.361">
            <text:p>-4215913.36</text:p>
          </table:table-cell>
          <table:table-cell office:value-type="float" office:value="-1013048.604895">
            <text:p>-1013048.6</text:p>
          </table:table-cell>
          <table:table-cell table:style-name="ce14" office:value-type="percentage" office:value="0.2403">
            <text:p>24.03%</text:p>
          </table:table-cell>
        </table:table-row>
        <table:table-row table:style-name="ro1">
          <table:table-cell office:value-type="float" office:value="73.15">
            <text:p>73.15</text:p>
          </table:table-cell>
          <table:table-cell table:formula="oooc:=1/[.A32]" office:value-type="float" office:value="0.0136705399863295">
            <text:p>0.01367</text:p>
          </table:table-cell>
          <table:table-cell office:value-type="float" office:value="845.267317">
            <text:p>845.27</text:p>
          </table:table-cell>
          <table:table-cell office:value-type="float" office:value="-1134605.839519">
            <text:p>-1134605.84</text:p>
          </table:table-cell>
          <table:table-cell office:value-type="float" office:value="-329556.8554">
            <text:p>-329556.86</text:p>
          </table:table-cell>
          <table:table-cell office:value-type="float" office:value="-805048.984119">
            <text:p>-805048.98</text:p>
          </table:table-cell>
          <table:table-cell table:style-name="ce14" office:value-type="percentage" office:value="2.4428">
            <text:p>244.28%</text:p>
          </table:table-cell>
        </table:table-row>
        <table:table-row table:style-name="ro1">
          <table:table-cell office:value-type="float" office:value="123.15">
            <text:p>123.15</text:p>
          </table:table-cell>
          <table:table-cell table:formula="oooc:=1/[.A33]" office:value-type="float" office:value="0.00812017864393017">
            <text:p>0.00812</text:p>
          </table:table-cell>
          <table:table-cell office:value-type="float" office:value="614.631701">
            <text:p>614.63</text:p>
          </table:table-cell>
          <table:table-cell office:value-type="float" office:value="-1396473.884861">
            <text:p>-1396473.88</text:p>
          </table:table-cell>
          <table:table-cell office:value-type="float" office:value="-495273.4317">
            <text:p>-495273.43</text:p>
          </table:table-cell>
          <table:table-cell office:value-type="float" office:value="-901200.453161">
            <text:p>-901200.45</text:p>
          </table:table-cell>
          <table:table-cell table:style-name="ce14" office:value-type="percentage" office:value="1.8196">
            <text:p>181.96%</text:p>
          </table:table-cell>
        </table:table-row>
        <table:table-row table:style-name="ro1">
          <table:table-cell office:value-type="float" office:value="173.15">
            <text:p>173.15</text:p>
          </table:table-cell>
          <table:table-cell table:formula="oooc:=1/[.A34]" office:value-type="float" office:value="0.00577533930118394">
            <text:p>0.00578</text:p>
          </table:table-cell>
          <table:table-cell office:value-type="float" office:value="274.086842">
            <text:p>274.09</text:p>
          </table:table-cell>
          <table:table-cell office:value-type="float" office:value="-1694895.403834">
            <text:p>-1694895.4</text:p>
          </table:table-cell>
          <table:table-cell office:value-type="float" office:value="-724625.6275">
            <text:p>-724625.63</text:p>
          </table:table-cell>
          <table:table-cell office:value-type="float" office:value="-970269.776334">
            <text:p>-970269.78</text:p>
          </table:table-cell>
          <table:table-cell table:style-name="ce14" office:value-type="percentage" office:value="1.339">
            <text:p>133.90%</text:p>
          </table:table-cell>
        </table:table-row>
        <table:table-row table:style-name="ro1">
          <table:table-cell office:value-type="float" office:value="223.15">
            <text:p>223.15</text:p>
          </table:table-cell>
          <table:table-cell table:formula="oooc:=1/[.A35]" office:value-type="float" office:value="0.00448129061169617">
            <text:p>0.00448</text:p>
          </table:table-cell>
          <table:table-cell office:value-type="float" office:value="165.697318">
            <text:p>165.7</text:p>
          </table:table-cell>
          <table:table-cell office:value-type="float" office:value="-1986050.481377">
            <text:p>-1986050.48</text:p>
          </table:table-cell>
          <table:table-cell office:value-type="float" office:value="-990615.3563">
            <text:p>-990615.36</text:p>
          </table:table-cell>
          <table:table-cell office:value-type="float" office:value="-995435.125077">
            <text:p>-995435.13</text:p>
          </table:table-cell>
          <table:table-cell table:style-name="ce14" office:value-type="percentage" office:value="1.0049">
            <text:p>100.49%</text:p>
          </table:table-cell>
        </table:table-row>
        <table:table-row table:style-name="ro1">
          <table:table-cell office:value-type="float" office:value="273.15">
            <text:p>273.15</text:p>
          </table:table-cell>
          <table:table-cell table:formula="oooc:=1/[.A36]" office:value-type="float" office:value="0.00366099212886692">
            <text:p>0.00366</text:p>
          </table:table-cell>
          <table:table-cell office:value-type="float" office:value="125.247753">
            <text:p>125.25</text:p>
          </table:table-cell>
          <table:table-cell office:value-type="float" office:value="-2275301.565301">
            <text:p>-2275301.57</text:p>
          </table:table-cell>
          <table:table-cell office:value-type="float" office:value="-1268933.716">
            <text:p>-1268933.72</text:p>
          </table:table-cell>
          <table:table-cell office:value-type="float" office:value="-1006367.849301">
            <text:p>-1006367.85</text:p>
          </table:table-cell>
          <table:table-cell table:style-name="ce14" office:value-type="percentage" office:value="0.7931">
            <text:p>79.31%</text:p>
          </table:table-cell>
        </table:table-row>
        <table:table-row table:style-name="ro1">
          <table:table-cell office:value-type="float" office:value="323.15">
            <text:p>323.15</text:p>
          </table:table-cell>
          <table:table-cell table:formula="oooc:=1/[.A37]" office:value-type="float" office:value="0.00309453814018258">
            <text:p>0.00309</text:p>
          </table:table-cell>
          <table:table-cell office:value-type="float" office:value="102.497338">
            <text:p>102.5</text:p>
          </table:table-cell>
          <table:table-cell office:value-type="float" office:value="-2569838.334324">
            <text:p>-2569838.33</text:p>
          </table:table-cell>
          <table:table-cell office:value-type="float" office:value="-1557016.658">
            <text:p>-1557016.66</text:p>
          </table:table-cell>
          <table:table-cell office:value-type="float" office:value="-1012821.676324">
            <text:p>-1012821.68</text:p>
          </table:table-cell>
          <table:table-cell table:style-name="ce14" office:value-type="percentage" office:value="0.6505">
            <text:p>65.05%</text:p>
          </table:table-cell>
        </table:table-row>
        <table:table-row table:style-name="ro1">
          <table:table-cell office:value-type="float" office:value="373.15">
            <text:p>373.15</text:p>
          </table:table-cell>
          <table:table-cell table:formula="oooc:=1/[.A38]" office:value-type="float" office:value="0.00267988744472732">
            <text:p>0.00268</text:p>
          </table:table-cell>
          <table:table-cell office:value-type="float" office:value="87.427859">
            <text:p>87.43</text:p>
          </table:table-cell>
          <table:table-cell office:value-type="float" office:value="-2870449.219916">
            <text:p>-2870449.22</text:p>
          </table:table-cell>
          <table:table-cell office:value-type="float" office:value="-1853297.094">
            <text:p>-1853297.09</text:p>
          </table:table-cell>
          <table:table-cell office:value-type="float" office:value="-1017152.125916">
            <text:p>-1017152.13</text:p>
          </table:table-cell>
          <table:table-cell table:style-name="ce14" office:value-type="percentage" office:value="0.5488">
            <text:p>54.88%</text:p>
          </table:table-cell>
        </table:table-row>
        <table:table-row table:style-name="ro1">
          <table:table-cell office:value-type="float" office:value="423.15">
            <text:p>423.15</text:p>
          </table:table-cell>
          <table:table-cell table:formula="oooc:=1/[.A39]" office:value-type="float" office:value="0.00236322816967978">
            <text:p>0.00236</text:p>
          </table:table-cell>
          <table:table-cell office:value-type="float" office:value="76.534477">
            <text:p>76.53</text:p>
          </table:table-cell>
          <table:table-cell office:value-type="float" office:value="-3176925.516351">
            <text:p>-3176925.52</text:p>
          </table:table-cell>
          <table:table-cell office:value-type="float" office:value="-2156654.15">
            <text:p>-2156654.15</text:p>
          </table:table-cell>
          <table:table-cell office:value-type="float" office:value="-1020271.366351">
            <text:p>-1020271.37</text:p>
          </table:table-cell>
          <table:table-cell table:style-name="ce14" office:value-type="percentage" office:value="0.4731">
            <text:p>47.31%</text:p>
          </table:table-cell>
        </table:table-row>
        <table:table-row table:style-name="ro1">
          <table:table-cell office:value-type="float" office:value="473.15">
            <text:p>473.15</text:p>
          </table:table-cell>
          <table:table-cell table:formula="oooc:=1/[.A40]" office:value-type="float" office:value="0.00211349466342597">
            <text:p>0.00211</text:p>
          </table:table-cell>
          <table:table-cell office:value-type="float" office:value="68.216292">
            <text:p>68.22</text:p>
          </table:table-cell>
          <table:table-cell office:value-type="float" office:value="-3488875.827001">
            <text:p>-3488875.83</text:p>
          </table:table-cell>
          <table:table-cell office:value-type="float" office:value="-2466252.683">
            <text:p>-2466252.68</text:p>
          </table:table-cell>
          <table:table-cell office:value-type="float" office:value="-1022623.144001">
            <text:p>-1022623.14</text:p>
          </table:table-cell>
          <table:table-cell table:style-name="ce14" office:value-type="percentage" office:value="0.4146">
            <text:p>41.46%</text:p>
          </table:table-cell>
        </table:table-row>
        <table:table-row table:style-name="ro1">
          <table:table-cell office:value-type="float" office:value="523.15">
            <text:p>523.15</text:p>
          </table:table-cell>
          <table:table-cell table:formula="oooc:=1/[.A41]" office:value-type="float" office:value="0.00191149765841537">
            <text:p>0.00191</text:p>
          </table:table-cell>
          <table:table-cell office:value-type="float" office:value="61.61966">
            <text:p>61.62</text:p>
          </table:table-cell>
          <table:table-cell office:value-type="float" office:value="-3805904.811273">
            <text:p>-3805904.81</text:p>
          </table:table-cell>
          <table:table-cell office:value-type="float" office:value="-2781450.676">
            <text:p>-2781450.68</text:p>
          </table:table-cell>
          <table:table-cell office:value-type="float" office:value="-1024454.135273">
            <text:p>-1024454.14</text:p>
          </table:table-cell>
          <table:table-cell table:style-name="ce14" office:value-type="percentage" office:value="0.3683">
            <text:p>36.83%</text:p>
          </table:table-cell>
        </table:table-row>
        <table:table-row table:style-name="ro1">
          <table:table-cell office:value-type="float" office:value="573.15">
            <text:p>573.15</text:p>
          </table:table-cell>
          <table:table-cell table:formula="oooc:=1/[.A42]" office:value-type="float" office:value="0.00174474395882404">
            <text:p>0.00174</text:p>
          </table:table-cell>
          <table:table-cell office:value-type="float" office:value="56.240667">
            <text:p>56.24</text:p>
          </table:table-cell>
          <table:table-cell office:value-type="float" office:value="-4127655.766404">
            <text:p>-4127655.77</text:p>
          </table:table-cell>
          <table:table-cell office:value-type="float" office:value="-3101741.632">
            <text:p>-3101741.63</text:p>
          </table:table-cell>
          <table:table-cell office:value-type="float" office:value="-1025914.134404">
            <text:p>-1025914.13</text:p>
          </table:table-cell>
          <table:table-cell table:style-name="ce14" office:value-type="percentage" office:value="0.3308">
            <text:p>33.08%</text:p>
          </table:table-cell>
        </table:table-row>
        <table:table-row table:style-name="ro1">
          <table:table-cell office:value-type="float" office:value="623.15">
            <text:p>623.15</text:p>
          </table:table-cell>
          <table:table-cell table:formula="oooc:=1/[.A43]" office:value-type="float" office:value="0.00160475006017813">
            <text:p>0.00160</text:p>
          </table:table-cell>
          <table:table-cell office:value-type="float" office:value="51.759585">
            <text:p>51.76</text:p>
          </table:table-cell>
          <table:table-cell office:value-type="float" office:value="-4453816.82809">
            <text:p>-4453816.83</text:p>
          </table:table-cell>
          <table:table-cell office:value-type="float" office:value="-3426716.789">
            <text:p>-3426716.79</text:p>
          </table:table-cell>
          <table:table-cell office:value-type="float" office:value="-1027100.03909">
            <text:p>-1027100.04</text:p>
          </table:table-cell>
          <table:table-cell table:style-name="ce14" office:value-type="percentage" office:value="0.2997">
            <text:p>29.97%</text:p>
          </table:table-cell>
        </table:table-row>
        <table:table-row table:style-name="ro1">
          <table:table-cell office:value-type="float" office:value="673.15">
            <text:p>673.15</text:p>
          </table:table-cell>
          <table:table-cell table:formula="oooc:=1/[.A44]" office:value-type="float" office:value="0.00148555299710317">
            <text:p>0.00149</text:p>
          </table:table-cell>
          <table:table-cell office:value-type="float" office:value="47.962302">
            <text:p>47.96</text:p>
          </table:table-cell>
          <table:table-cell office:value-type="float" office:value="-4784116.983162">
            <text:p>-4784116.98</text:p>
          </table:table-cell>
          <table:table-cell office:value-type="float" office:value="-3756039.389">
            <text:p>-3756039.39</text:p>
          </table:table-cell>
          <table:table-cell office:value-type="float" office:value="-1028077.594162">
            <text:p>-1028077.59</text:p>
          </table:table-cell>
          <table:table-cell table:style-name="ce14" office:value-type="percentage" office:value="0.2737">
            <text:p>27.37%</text:p>
          </table:table-cell>
        </table:table-row>
        <table:table-row table:style-name="ro1">
          <table:table-cell office:value-type="float" office:value="123.15">
            <text:p>123.15</text:p>
          </table:table-cell>
          <table:table-cell table:formula="oooc:=1/[.A45]" office:value-type="float" office:value="0.00812017864393017">
            <text:p>0.00812</text:p>
          </table:table-cell>
          <table:table-cell office:value-type="float" office:value="842.036324">
            <text:p>842.04</text:p>
          </table:table-cell>
          <table:table-cell office:value-type="float" office:value="-1389897.910756">
            <text:p>-1389897.91</text:p>
          </table:table-cell>
          <table:table-cell office:value-type="float" office:value="-478836.65">
            <text:p>-478836.65</text:p>
          </table:table-cell>
          <table:table-cell office:value-type="float" office:value="-911061.260756">
            <text:p>-911061.26</text:p>
          </table:table-cell>
          <table:table-cell table:style-name="ce14" office:value-type="percentage" office:value="1.9027">
            <text:p>190.27%</text:p>
          </table:table-cell>
        </table:table-row>
        <table:table-row table:style-name="ro1">
          <table:table-cell office:value-type="float" office:value="173.15">
            <text:p>173.15</text:p>
          </table:table-cell>
          <table:table-cell table:formula="oooc:=1/[.A46]" office:value-type="float" office:value="0.00577533930118394">
            <text:p>0.00578</text:p>
          </table:table-cell>
          <table:table-cell office:value-type="float" office:value="748.084069">
            <text:p>748.08</text:p>
          </table:table-cell>
          <table:table-cell office:value-type="float" office:value="-1645914.227384">
            <text:p>-1645914.23</text:p>
          </table:table-cell>
          <table:table-cell office:value-type="float" office:value="-670405.2495">
            <text:p>-670405.25</text:p>
          </table:table-cell>
          <table:table-cell office:value-type="float" office:value="-975508.977884">
            <text:p>-975508.98</text:p>
          </table:table-cell>
          <table:table-cell table:style-name="ce14" office:value-type="percentage" office:value="1.4551">
            <text:p>145.51%</text:p>
          </table:table-cell>
        </table:table-row>
        <table:table-row table:style-name="ro1">
          <table:table-cell office:value-type="float" office:value="223.15">
            <text:p>223.15</text:p>
          </table:table-cell>
          <table:table-cell table:formula="oooc:=1/[.A47]" office:value-type="float" office:value="0.00448129061169617">
            <text:p>0.00448</text:p>
          </table:table-cell>
          <table:table-cell office:value-type="float" office:value="668.621802">
            <text:p>668.62</text:p>
          </table:table-cell>
          <table:table-cell office:value-type="float" office:value="-1906266.551093">
            <text:p>-1906266.55</text:p>
          </table:table-cell>
          <table:table-cell office:value-type="float" office:value="-885605.1973">
            <text:p>-885605.2</text:p>
          </table:table-cell>
          <table:table-cell office:value-type="float" office:value="-1020661.353793">
            <text:p>-1020661.35</text:p>
          </table:table-cell>
          <table:table-cell table:style-name="ce14" office:value-type="percentage" office:value="1.1525">
            <text:p>115.25%</text:p>
          </table:table-cell>
        </table:table-row>
        <table:table-row table:style-name="ro1">
          <table:table-cell office:value-type="float" office:value="273.15">
            <text:p>273.15</text:p>
          </table:table-cell>
          <table:table-cell table:formula="oooc:=1/[.A48]" office:value-type="float" office:value="0.00366099212886692">
            <text:p>0.00366</text:p>
          </table:table-cell>
          <table:table-cell office:value-type="float" office:value="602.001915">
            <text:p>602</text:p>
          </table:table-cell>
          <table:table-cell office:value-type="float" office:value="-2171719.023626">
            <text:p>-2171719.02</text:p>
          </table:table-cell>
          <table:table-cell office:value-type="float" office:value="-1117955.606">
            <text:p>-1117955.61</text:p>
          </table:table-cell>
          <table:table-cell office:value-type="float" office:value="-1053763.417626">
            <text:p>-1053763.42</text:p>
          </table:table-cell>
          <table:table-cell table:style-name="ce14" office:value-type="percentage" office:value="0.9426">
            <text:p>94.26%</text:p>
          </table:table-cell>
        </table:table-row>
        <table:table-row table:style-name="ro1">
          <table:table-cell office:value-type="float" office:value="323.15">
            <text:p>323.15</text:p>
          </table:table-cell>
          <table:table-cell table:formula="oooc:=1/[.A49]" office:value-type="float" office:value="0.00309453814018258">
            <text:p>0.00309</text:p>
          </table:table-cell>
          <table:table-cell office:value-type="float" office:value="546.377051">
            <text:p>546.38</text:p>
          </table:table-cell>
          <table:table-cell office:value-type="float" office:value="-2442379.310939">
            <text:p>-2442379.31</text:p>
          </table:table-cell>
          <table:table-cell office:value-type="float" office:value="-1363462.897">
            <text:p>-1363462.9</text:p>
          </table:table-cell>
          <table:table-cell office:value-type="float" office:value="-1078916.413939">
            <text:p>-1078916.41</text:p>
          </table:table-cell>
          <table:table-cell table:style-name="ce14" office:value-type="percentage" office:value="0.7913">
            <text:p>79.13%</text:p>
          </table:table-cell>
        </table:table-row>
        <table:table-row table:style-name="ro1">
          <table:table-cell office:value-type="float" office:value="373.15">
            <text:p>373.15</text:p>
          </table:table-cell>
          <table:table-cell table:formula="oooc:=1/[.A50]" office:value-type="float" office:value="0.00267988744472732">
            <text:p>0.00268</text:p>
          </table:table-cell>
          <table:table-cell office:value-type="float" office:value="499.862848">
            <text:p>499.86</text:p>
          </table:table-cell>
          <table:table-cell office:value-type="float" office:value="-2718085.034146">
            <text:p>-2718085.03</text:p>
          </table:table-cell>
          <table:table-cell office:value-type="float" office:value="-1619463.373">
            <text:p>-1619463.37</text:p>
          </table:table-cell>
          <table:table-cell office:value-type="float" office:value="-1098621.661146">
            <text:p>-1098621.66</text:p>
          </table:table-cell>
          <table:table-cell table:style-name="ce14" office:value-type="percentage" office:value="0.6784">
            <text:p>67.84%</text:p>
          </table:table-cell>
        </table:table-row>
        <table:table-row table:style-name="ro1">
          <table:table-cell office:value-type="float" office:value="423.15">
            <text:p>423.15</text:p>
          </table:table-cell>
          <table:table-cell table:formula="oooc:=1/[.A51]" office:value-type="float" office:value="0.00236322816967978">
            <text:p>0.00236</text:p>
          </table:table-cell>
          <table:table-cell office:value-type="float" office:value="460.719618">
            <text:p>460.72</text:p>
          </table:table-cell>
          <table:table-cell office:value-type="float" office:value="-2998576.49868">
            <text:p>-2998576.5</text:p>
          </table:table-cell>
          <table:table-cell office:value-type="float" office:value="-1884113.707">
            <text:p>-1884113.71</text:p>
          </table:table-cell>
          <table:table-cell office:value-type="float" office:value="-1114462.79168">
            <text:p>-1114462.79</text:p>
          </table:table-cell>
          <table:table-cell table:style-name="ce14" office:value-type="percentage" office:value="0.5915">
            <text:p>59.15%</text:p>
          </table:table-cell>
        </table:table-row>
        <table:table-row table:style-name="ro1">
          <table:table-cell office:value-type="float" office:value="473.15">
            <text:p>473.15</text:p>
          </table:table-cell>
          <table:table-cell table:formula="oooc:=1/[.A52]" office:value-type="float" office:value="0.00211349466342597">
            <text:p>0.00211</text:p>
          </table:table-cell>
          <table:table-cell office:value-type="float" office:value="427.476437">
            <text:p>427.48</text:p>
          </table:table-cell>
          <table:table-cell office:value-type="float" office:value="-3283576.180403">
            <text:p>-3283576.18</text:p>
          </table:table-cell>
          <table:table-cell office:value-type="float" office:value="-2156103.492">
            <text:p>-2156103.49</text:p>
          </table:table-cell>
          <table:table-cell office:value-type="float" office:value="-1127472.688403">
            <text:p>-1127472.69</text:p>
          </table:table-cell>
          <table:table-cell table:style-name="ce14" office:value-type="percentage" office:value="0.5229">
            <text:p>52.29%</text:p>
          </table:table-cell>
        </table:table-row>
        <table:table-row table:style-name="ro1">
          <table:table-cell office:value-type="float" office:value="523.15">
            <text:p>523.15</text:p>
          </table:table-cell>
          <table:table-cell table:formula="oooc:=1/[.A53]" office:value-type="float" office:value="0.00191149765841537">
            <text:p>0.00191</text:p>
          </table:table-cell>
          <table:table-cell office:value-type="float" office:value="398.955065">
            <text:p>398.96</text:p>
          </table:table-cell>
          <table:table-cell office:value-type="float" office:value="-3572821.497432">
            <text:p>-3572821.5</text:p>
          </table:table-cell>
          <table:table-cell office:value-type="float" office:value="-2434475.266">
            <text:p>-2434475.27</text:p>
          </table:table-cell>
          <table:table-cell office:value-type="float" office:value="-1138346.231432">
            <text:p>-1138346.23</text:p>
          </table:table-cell>
          <table:table-cell table:style-name="ce14" office:value-type="percentage" office:value="0.4676">
            <text:p>46.76%</text:p>
          </table:table-cell>
        </table:table-row>
        <table:table-row table:style-name="ro1">
          <table:table-cell office:value-type="float" office:value="573.15">
            <text:p>573.15</text:p>
          </table:table-cell>
          <table:table-cell table:formula="oooc:=1/[.A54]" office:value-type="float" office:value="0.00174474395882404">
            <text:p>0.00174</text:p>
          </table:table-cell>
          <table:table-cell office:value-type="float" office:value="374.23539">
            <text:p>374.24</text:p>
          </table:table-cell>
          <table:table-cell office:value-type="float" office:value="-3866075.399816">
            <text:p>-3866075.4</text:p>
          </table:table-cell>
          <table:table-cell office:value-type="float" office:value="-2718509.834">
            <text:p>-2718509.83</text:p>
          </table:table-cell>
          <table:table-cell office:value-type="float" office:value="-1147565.565816">
            <text:p>-1147565.57</text:p>
          </table:table-cell>
          <table:table-cell table:style-name="ce14" office:value-type="percentage" office:value="0.4221">
            <text:p>42.21%</text:p>
          </table:table-cell>
        </table:table-row>
        <table:table-row table:style-name="ro1">
          <table:table-cell office:value-type="float" office:value="623.15">
            <text:p>623.15</text:p>
          </table:table-cell>
          <table:table-cell table:formula="oooc:=1/[.A55]" office:value-type="float" office:value="0.00160475006017813">
            <text:p>0.00160</text:p>
          </table:table-cell>
          <table:table-cell office:value-type="float" office:value="352.604698">
            <text:p>352.6</text:p>
          </table:table-cell>
          <table:table-cell office:value-type="float" office:value="-4163127.367048">
            <text:p>-4163127.37</text:p>
          </table:table-cell>
          <table:table-cell office:value-type="float" office:value="-3007652.233">
            <text:p>-3007652.23</text:p>
          </table:table-cell>
          <table:table-cell office:value-type="float" office:value="-1155475.134048">
            <text:p>-1155475.13</text:p>
          </table:table-cell>
          <table:table-cell table:style-name="ce14" office:value-type="percentage" office:value="0.3842">
            <text:p>38.42%</text:p>
          </table:table-cell>
        </table:table-row>
        <table:table-row table:style-name="ro1">
          <table:table-cell office:value-type="float" office:value="673.15">
            <text:p>673.15</text:p>
          </table:table-cell>
          <table:table-cell table:formula="oooc:=1/[.A56]" office:value-type="float" office:value="0.00148555299710317">
            <text:p>0.00149</text:p>
          </table:table-cell>
          <table:table-cell office:value-type="float" office:value="333.510205">
            <text:p>333.51</text:p>
          </table:table-cell>
          <table:table-cell office:value-type="float" office:value="-4463790.787955">
            <text:p>-4463790.79</text:p>
          </table:table-cell>
          <table:table-cell office:value-type="float" office:value="-3301463.075">
            <text:p>-3301463.08</text:p>
          </table:table-cell>
          <table:table-cell office:value-type="float" office:value="-1162327.712955">
            <text:p>-1162327.71</text:p>
          </table:table-cell>
          <table:table-cell table:style-name="ce14" office:value-type="percentage" office:value="0.3521">
            <text:p>35.21%</text:p>
          </table:table-cell>
        </table:table-row>
        <table:table-row table:style-name="ro1" table:number-rows-repeated="6547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>
        <table:named-range table:name="tau" table:base-cell-address="$Sheet1.$A$1" table:cell-range-address="$Sheet1.$B$4"/>
        <table:named-range table:name="delta" table:base-cell-address="$Sheet1.$A$2" table:cell-range-address="$Sheet1.$B$5"/>
        <table:named-range table:name="a" table:base-cell-address="$Sheet1.$A$4" table:cell-range-address="$Sheet1.$A$28:.$A$65"/>
        <table:named-range table:name="l" table:base-cell-address="$Sheet1.$D$4" table:cell-range-address="$Sheet1.$D$28:.$D$65"/>
        <table:named-range table:name="phi" table:base-cell-address="$Sheet1.$D$38" table:cell-range-address="$Sheet1.$D$62:.$D$65"/>
        <table:named-range table:name="bet" table:base-cell-address="$Sheet1.$E$38" table:cell-range-address="$Sheet1.$E$62:.$E$65"/>
        <table:named-range table:name="gam" table:base-cell-address="$Sheet1.$F$38" table:cell-range-address="$Sheet1.$F$62:.$F$65"/>
        <table:named-range table:name="_rho" table:base-cell-address="$Sheet1.$B$2" table:cell-range-address="$Sheet1.$B$2"/>
        <table:named-range table:name="_rho1" table:base-cell-address="$Sheet1.$A$2" table:cell-range-address="$Sheet1.$B$2"/>
        <table:named-range table:name="T_star" table:base-cell-address="$Sheet1.$D$4" table:cell-range-address="$Sheet1.$E$4"/>
        <table:named-range table:name="_rho_star" table:base-cell-address="$Sheet1.$D$5" table:cell-range-address="$Sheet1.$E$5"/>
        <table:named-range table:name="_T" table:base-cell-address="$Sheet1.$A$1" table:cell-range-address="$Sheet1.$B$1"/>
        <table:named-range table:name="_rhostar" table:base-cell-address="$Sheet1.$D$5" table:cell-range-address="$Sheet1.$E$5"/>
        <table:named-range table:name="rho_star" table:base-cell-address="$Sheet1.$E$5" table:cell-range-address="$Sheet1.$E$5"/>
        <table:named-range table:name="_R" table:base-cell-address="$Sheet1.$B$2" table:cell-range-address="$Sheet1.$E$3"/>
        <table:named-range table:name="phir_del" table:base-cell-address="$Sheet1.$J$50" table:cell-range-address="$Sheet1.$K$68"/>
        <table:named-range table:name="_RTrho" table:base-cell-address="$Sheet1.$A$7" table:cell-range-address="$Sheet1.$B$7"/>
        <table:named-range table:name="t" table:base-cell-address="$Sheet1.$B$12" table:cell-range-address="$Sheet1.$B$28:.$B$65"/>
        <table:named-range table:name="d" table:base-cell-address="$Sheet1.$C$12" table:cell-range-address="$Sheet1.$C$28:.$C$65"/>
        <table:named-range table:name="phir_tau" table:base-cell-address="$Sheet1.$K$52" table:cell-range-address="$Sheet1.$L$68"/>
        <table:named-range table:name="phir" table:base-cell-address="$Sheet1.$J$52" table:cell-range-address="$Sheet1.$J$6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scientific-number number:decimal-places="9" number:min-integer-digits="1" number:min-exponent-digits="3"/>
    </number:number-style>
    <number:number-style style:name="N109">
      <number:scientific-number number:decimal-places="9" number:min-integer-digits="1" number:min-exponent-digits="1"/>
    </number:number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scientific-number number:decimal-places="7" number:min-integer-digits="1" number:min-exponent-digits="3"/>
      <number:text>0</number:text>
    </number:number-style>
    <number:number-style style:name="N121">
      <number:scientific-number number:decimal-places="6" number:min-integer-digits="1" number:min-exponent-digits="3"/>
    </number:number-style>
    <number:number-style style:name="N122">
      <number:scientific-number number:decimal-places="6" number:min-integer-digits="1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6">16/09/2008</text:date>, <text:time>23:3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Pye</meta:initial-creator>
    <meta:creation-date>2008-08-29T15:46:19</meta:creation-date>
    <dc:creator>John Pye</dc:creator>
    <dc:date>2008-09-16T23:35:28</dc:date>
    <meta:editing-cycles>7</meta:editing-cycles>
    <meta:editing-duration>PT15H40M13S</meta:editing-duration>
    <meta:user-defined meta:name="Info 1"/>
    <meta:user-defined meta:name="Info 2"/>
    <meta:user-defined meta:name="Info 3"/>
    <meta:user-defined meta:name="Info 4"/>
    <meta:document-statistic meta:table-count="3" meta:cell-count="8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6.699cm" svg:height="10.985cm" chart:class="chart:scatter" chart:style-name="ch1">
        <chart:legend chart:legend-position="end" svg:x="15.188cm" svg:y="4.944cm" chart:style-name="ch2"/>
        <chart:plot-area chart:style-name="ch3" table:cell-range-address="Sheet2.A1:Sheet2.A56 Sheet2.D1:Sheet2.E56" chart:data-source-has-labels="row" svg:x="0.333cm" svg:y="0.219cm" svg:width="14.522cm" svg:height="10.32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2:Sheet2.D56" chart:label-cell-address="Sheet2.D1:Sheet2.D1" chart:class="chart:scatter">
            <chart:domain table:cell-range-address="Sheet2.A2:Sheet2.A56"/>
            <chart:data-point chart:repeated="55"/>
          </chart:series>
          <chart:series chart:style-name="ch7" chart:values-cell-range-address="Sheet2.E2:Sheet2.E56" chart:label-cell-address="Sheet2.E1:Sheet2.E1" chart:class="chart:scatter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lc</text:p>
              </table:table-cell>
              <table:table-cell office:value-type="string">
                <text:p>tru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.15">
                <text:p>73.15</text:p>
              </table:table-cell>
              <table:table-cell office:value-type="float" office:value="-1135521.608176">
                <text:p>-1135521.608176</text:p>
              </table:table-cell>
              <table:table-cell office:value-type="float" office:value="-329698.0101">
                <text:p>-329698.01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243501">
                <text:p>77.243501</text:p>
              </table:table-cell>
              <table:table-cell office:value-type="float" office:value="-1156791.711463">
                <text:p>-1156791.711463</text:p>
              </table:table-cell>
              <table:table-cell office:value-type="float" office:value="-341065.7474">
                <text:p>-341065.7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.243501">
                <text:p>77.243501</text:p>
              </table:table-cell>
              <table:table-cell office:value-type="float" office:value="-1372312.826059">
                <text:p>-1372312.826059</text:p>
              </table:table-cell>
              <table:table-cell office:value-type="float" office:value="-362888.5293">
                <text:p>-362888.5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.15">
                <text:p>123.15</text:p>
              </table:table-cell>
              <table:table-cell office:value-type="float" office:value="-1648697.258012">
                <text:p>-1648697.258012</text:p>
              </table:table-cell>
              <table:table-cell office:value-type="float" office:value="-638093.4619">
                <text:p>-638093.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3.15">
                <text:p>173.15</text:p>
              </table:table-cell>
              <table:table-cell office:value-type="float" office:value="-1969350.90973">
                <text:p>-1969350.90973</text:p>
              </table:table-cell>
              <table:table-cell office:value-type="float" office:value="-958344.2688">
                <text:p>-958344.2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3.15">
                <text:p>223.15</text:p>
              </table:table-cell>
              <table:table-cell office:value-type="float" office:value="-2305007.003915">
                <text:p>-2305007.003915</text:p>
              </table:table-cell>
              <table:table-cell office:value-type="float" office:value="-1293811.162">
                <text:p>-1293811.1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.15">
                <text:p>273.15</text:p>
              </table:table-cell>
              <table:table-cell office:value-type="float" office:value="-2652323.361471">
                <text:p>-2652323.361471</text:p>
              </table:table-cell>
              <table:table-cell office:value-type="float" office:value="-1641018.726">
                <text:p>-1641018.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3.15">
                <text:p>323.15</text:p>
              </table:table-cell>
              <table:table-cell office:value-type="float" office:value="-3009167.846629">
                <text:p>-3009167.846629</text:p>
              </table:table-cell>
              <table:table-cell office:value-type="float" office:value="-1997793.226">
                <text:p>-1997793.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3.15">
                <text:p>373.15</text:p>
              </table:table-cell>
              <table:table-cell office:value-type="float" office:value="-3374071.237469">
                <text:p>-3374071.237469</text:p>
              </table:table-cell>
              <table:table-cell office:value-type="float" office:value="-2362648.248">
                <text:p>-2362648.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3.15">
                <text:p>423.15</text:p>
              </table:table-cell>
              <table:table-cell office:value-type="float" office:value="-3745966.20432">
                <text:p>-3745966.20432</text:p>
              </table:table-cell>
              <table:table-cell office:value-type="float" office:value="-2734508.074">
                <text:p>-2734508.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3.15">
                <text:p>473.15</text:p>
              </table:table-cell>
              <table:table-cell office:value-type="float" office:value="-4124048.119329">
                <text:p>-4124048.119329</text:p>
              </table:table-cell>
              <table:table-cell office:value-type="float" office:value="-3112563.504">
                <text:p>-3112563.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3.15">
                <text:p>523.15</text:p>
              </table:table-cell>
              <table:table-cell office:value-type="float" office:value="-4507693.090855">
                <text:p>-4507693.090855</text:p>
              </table:table-cell>
              <table:table-cell office:value-type="float" office:value="-3496187.947">
                <text:p>-3496187.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3.15">
                <text:p>573.15</text:p>
              </table:table-cell>
              <table:table-cell office:value-type="float" office:value="-4896405.859932">
                <text:p>-4896405.859932</text:p>
              </table:table-cell>
              <table:table-cell office:value-type="float" office:value="-3884884.449">
                <text:p>-3884884.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3.15">
                <text:p>623.15</text:p>
              </table:table-cell>
              <table:table-cell office:value-type="float" office:value="-5289784.906847">
                <text:p>-5289784.906847</text:p>
              </table:table-cell>
              <table:table-cell office:value-type="float" office:value="-4278250.373">
                <text:p>-4278250.3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3.15">
                <text:p>673.15</text:p>
              </table:table-cell>
              <table:table-cell office:value-type="float" office:value="-5687498.304786">
                <text:p>-5687498.304786</text:p>
              </table:table-cell>
              <table:table-cell office:value-type="float" office:value="-4675953.031">
                <text:p>-4675953.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.15">
                <text:p>73.15</text:p>
              </table:table-cell>
              <table:table-cell office:value-type="float" office:value="-1135416.475458">
                <text:p>-1135416.475458</text:p>
              </table:table-cell>
              <table:table-cell office:value-type="float" office:value="-329696.3787">
                <text:p>-329696.37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.746912">
                <text:p>103.746912</text:p>
              </table:table-cell>
              <table:table-cell office:value-type="float" office:value="-1297007.403155">
                <text:p>-1297007.403155</text:p>
              </table:table-cell>
              <table:table-cell office:value-type="float" office:value="-424798.4431">
                <text:p>-424798.4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.746912">
                <text:p>103.746912</text:p>
              </table:table-cell>
              <table:table-cell office:value-type="float" office:value="-1445484.730088">
                <text:p>-1445484.730088</text:p>
              </table:table-cell>
              <table:table-cell office:value-type="float" office:value="-447491.4077">
                <text:p>-447491.40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.15">
                <text:p>123.15</text:p>
              </table:table-cell>
              <table:table-cell office:value-type="float" office:value="-1556601.146014">
                <text:p>-1556601.146014</text:p>
              </table:table-cell>
              <table:table-cell office:value-type="float" office:value="-553743.8538">
                <text:p>-553743.8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3.15">
                <text:p>173.15</text:p>
              </table:table-cell>
              <table:table-cell office:value-type="float" office:value="-1847600.308449">
                <text:p>-1847600.308449</text:p>
              </table:table-cell>
              <table:table-cell office:value-type="float" office:value="-840006.1267">
                <text:p>-840006.1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3.15">
                <text:p>223.15</text:p>
              </table:table-cell>
              <table:table-cell office:value-type="float" office:value="-2150883.454803">
                <text:p>-2150883.454803</text:p>
              </table:table-cell>
              <table:table-cell office:value-type="float" office:value="-1141317.691">
                <text:p>-1141317.6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3.15">
                <text:p>273.15</text:p>
              </table:table-cell>
              <table:table-cell office:value-type="float" office:value="-2465017.74383">
                <text:p>-2465017.74383</text:p>
              </table:table-cell>
              <table:table-cell office:value-type="float" office:value="-1454354.488">
                <text:p>-1454354.4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3.15">
                <text:p>323.15</text:p>
              </table:table-cell>
              <table:table-cell office:value-type="float" office:value="-2788316.964829">
                <text:p>-2788316.964829</text:p>
              </table:table-cell>
              <table:table-cell office:value-type="float" office:value="-1776956.263">
                <text:p>-1776956.2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3.15">
                <text:p>373.15</text:p>
              </table:table-cell>
              <table:table-cell office:value-type="float" office:value="-3119478.863249">
                <text:p>-3119478.863249</text:p>
              </table:table-cell>
              <table:table-cell office:value-type="float" office:value="-2107638.628">
                <text:p>-2107638.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3.15">
                <text:p>423.15</text:p>
              </table:table-cell>
              <table:table-cell office:value-type="float" office:value="-3457513.975214">
                <text:p>-3457513.975214</text:p>
              </table:table-cell>
              <table:table-cell office:value-type="float" office:value="-2445326.156">
                <text:p>-2445326.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3.15">
                <text:p>473.15</text:p>
              </table:table-cell>
              <table:table-cell office:value-type="float" office:value="-3801659.142774">
                <text:p>-3801659.142774</text:p>
              </table:table-cell>
              <table:table-cell office:value-type="float" office:value="-2789209.624">
                <text:p>-2789209.6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3.15">
                <text:p>523.15</text:p>
              </table:table-cell>
              <table:table-cell office:value-type="float" office:value="-4151314.653903">
                <text:p>-4151314.653903</text:p>
              </table:table-cell>
              <table:table-cell office:value-type="float" office:value="-3138662.368">
                <text:p>-3138662.3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3.15">
                <text:p>573.15</text:p>
              </table:table-cell>
              <table:table-cell office:value-type="float" office:value="-4506000.314344">
                <text:p>-4506000.314344</text:p>
              </table:table-cell>
              <table:table-cell office:value-type="float" office:value="-3493187.369">
                <text:p>-3493187.3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3.15">
                <text:p>623.15</text:p>
              </table:table-cell>
              <table:table-cell office:value-type="float" office:value="-4865324.480182">
                <text:p>-4865324.480182</text:p>
              </table:table-cell>
              <table:table-cell office:value-type="float" office:value="-3852381.942">
                <text:p>-3852381.9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3.15">
                <text:p>673.15</text:p>
              </table:table-cell>
              <table:table-cell office:value-type="float" office:value="-5228961.965895">
                <text:p>-5228961.965895</text:p>
              </table:table-cell>
              <table:table-cell office:value-type="float" office:value="-4215913.361">
                <text:p>-4215913.3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.15">
                <text:p>73.15</text:p>
              </table:table-cell>
              <table:table-cell office:value-type="float" office:value="-1134605.839519">
                <text:p>-1134605.839519</text:p>
              </table:table-cell>
              <table:table-cell office:value-type="float" office:value="-329556.8554">
                <text:p>-329556.85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.15">
                <text:p>123.15</text:p>
              </table:table-cell>
              <table:table-cell office:value-type="float" office:value="-1396473.884861">
                <text:p>-1396473.884861</text:p>
              </table:table-cell>
              <table:table-cell office:value-type="float" office:value="-495273.4317">
                <text:p>-495273.43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3.15">
                <text:p>173.15</text:p>
              </table:table-cell>
              <table:table-cell office:value-type="float" office:value="-1694895.403834">
                <text:p>-1694895.403834</text:p>
              </table:table-cell>
              <table:table-cell office:value-type="float" office:value="-724625.6275">
                <text:p>-724625.62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3.15">
                <text:p>223.15</text:p>
              </table:table-cell>
              <table:table-cell office:value-type="float" office:value="-1986050.481377">
                <text:p>-1986050.481377</text:p>
              </table:table-cell>
              <table:table-cell office:value-type="float" office:value="-990615.3563">
                <text:p>-990615.35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3.15">
                <text:p>273.15</text:p>
              </table:table-cell>
              <table:table-cell office:value-type="float" office:value="-2275301.565301">
                <text:p>-2275301.565301</text:p>
              </table:table-cell>
              <table:table-cell office:value-type="float" office:value="-1268933.716">
                <text:p>-1268933.7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3.15">
                <text:p>323.15</text:p>
              </table:table-cell>
              <table:table-cell office:value-type="float" office:value="-2569838.334324">
                <text:p>-2569838.334324</text:p>
              </table:table-cell>
              <table:table-cell office:value-type="float" office:value="-1557016.658">
                <text:p>-1557016.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3.15">
                <text:p>373.15</text:p>
              </table:table-cell>
              <table:table-cell office:value-type="float" office:value="-2870449.219916">
                <text:p>-2870449.219916</text:p>
              </table:table-cell>
              <table:table-cell office:value-type="float" office:value="-1853297.094">
                <text:p>-1853297.0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.15">
                <text:p>423.15</text:p>
              </table:table-cell>
              <table:table-cell office:value-type="float" office:value="-3176925.516351">
                <text:p>-3176925.516351</text:p>
              </table:table-cell>
              <table:table-cell office:value-type="float" office:value="-2156654.15">
                <text:p>-2156654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3.15">
                <text:p>473.15</text:p>
              </table:table-cell>
              <table:table-cell office:value-type="float" office:value="-3488875.827001">
                <text:p>-3488875.827001</text:p>
              </table:table-cell>
              <table:table-cell office:value-type="float" office:value="-2466252.683">
                <text:p>-2466252.6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3.15">
                <text:p>523.15</text:p>
              </table:table-cell>
              <table:table-cell office:value-type="float" office:value="-3805904.811273">
                <text:p>-3805904.811273</text:p>
              </table:table-cell>
              <table:table-cell office:value-type="float" office:value="-2781450.676">
                <text:p>-2781450.6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3.15">
                <text:p>573.15</text:p>
              </table:table-cell>
              <table:table-cell office:value-type="float" office:value="-4127655.766404">
                <text:p>-4127655.766404</text:p>
              </table:table-cell>
              <table:table-cell office:value-type="float" office:value="-3101741.632">
                <text:p>-3101741.6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3.15">
                <text:p>623.15</text:p>
              </table:table-cell>
              <table:table-cell office:value-type="float" office:value="-4453816.82809">
                <text:p>-4453816.82809</text:p>
              </table:table-cell>
              <table:table-cell office:value-type="float" office:value="-3426716.789">
                <text:p>-3426716.7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3.15">
                <text:p>673.15</text:p>
              </table:table-cell>
              <table:table-cell office:value-type="float" office:value="-4784116.983162">
                <text:p>-4784116.983162</text:p>
              </table:table-cell>
              <table:table-cell office:value-type="float" office:value="-3756039.389">
                <text:p>-3756039.3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.15">
                <text:p>123.15</text:p>
              </table:table-cell>
              <table:table-cell office:value-type="float" office:value="-1389897.910756">
                <text:p>-1389897.910756</text:p>
              </table:table-cell>
              <table:table-cell office:value-type="float" office:value="-478836.65">
                <text:p>-478836.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3.15">
                <text:p>173.15</text:p>
              </table:table-cell>
              <table:table-cell office:value-type="float" office:value="-1645914.227384">
                <text:p>-1645914.227384</text:p>
              </table:table-cell>
              <table:table-cell office:value-type="float" office:value="-670405.2495">
                <text:p>-670405.24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3.15">
                <text:p>223.15</text:p>
              </table:table-cell>
              <table:table-cell office:value-type="float" office:value="-1906266.551093">
                <text:p>-1906266.551093</text:p>
              </table:table-cell>
              <table:table-cell office:value-type="float" office:value="-885605.1973">
                <text:p>-885605.19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3.15">
                <text:p>273.15</text:p>
              </table:table-cell>
              <table:table-cell office:value-type="float" office:value="-2171719.023626">
                <text:p>-2171719.023626</text:p>
              </table:table-cell>
              <table:table-cell office:value-type="float" office:value="-1117955.606">
                <text:p>-1117955.6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3.15">
                <text:p>323.15</text:p>
              </table:table-cell>
              <table:table-cell office:value-type="float" office:value="-2442379.310939">
                <text:p>-2442379.310939</text:p>
              </table:table-cell>
              <table:table-cell office:value-type="float" office:value="-1363462.897">
                <text:p>-1363462.8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3.15">
                <text:p>373.15</text:p>
              </table:table-cell>
              <table:table-cell office:value-type="float" office:value="-2718085.034146">
                <text:p>-2718085.034146</text:p>
              </table:table-cell>
              <table:table-cell office:value-type="float" office:value="-1619463.373">
                <text:p>-1619463.3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3.15">
                <text:p>423.15</text:p>
              </table:table-cell>
              <table:table-cell office:value-type="float" office:value="-2998576.49868">
                <text:p>-2998576.49868</text:p>
              </table:table-cell>
              <table:table-cell office:value-type="float" office:value="-1884113.707">
                <text:p>-1884113.7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3.15">
                <text:p>473.15</text:p>
              </table:table-cell>
              <table:table-cell office:value-type="float" office:value="-3283576.180403">
                <text:p>-3283576.180403</text:p>
              </table:table-cell>
              <table:table-cell office:value-type="float" office:value="-2156103.492">
                <text:p>-2156103.4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3.15">
                <text:p>523.15</text:p>
              </table:table-cell>
              <table:table-cell office:value-type="float" office:value="-3572821.497432">
                <text:p>-3572821.497432</text:p>
              </table:table-cell>
              <table:table-cell office:value-type="float" office:value="-2434475.266">
                <text:p>-2434475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3.15">
                <text:p>573.15</text:p>
              </table:table-cell>
              <table:table-cell office:value-type="float" office:value="-3866075.399816">
                <text:p>-3866075.399816</text:p>
              </table:table-cell>
              <table:table-cell office:value-type="float" office:value="-2718509.834">
                <text:p>-2718509.8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3.15">
                <text:p>623.15</text:p>
              </table:table-cell>
              <table:table-cell office:value-type="float" office:value="-4163127.367048">
                <text:p>-4163127.367048</text:p>
              </table:table-cell>
              <table:table-cell office:value-type="float" office:value="-3007652.233">
                <text:p>-3007652.2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3.15">
                <text:p>673.15</text:p>
              </table:table-cell>
              <table:table-cell office:value-type="float" office:value="-4463790.787955">
                <text:p>-4463790.787955</text:p>
              </table:table-cell>
              <table:table-cell office:value-type="float" office:value="-3301463.075">
                <text:p>-3301463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